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Courier 10 Pitch" svg:font-family="'Courier 10 Pitch'" style:font-pitch="fixed"/>
    <style:font-face style:name="Aerial" svg:font-family="Aerial" style:font-pitch="variable"/>
    <style:font-face style:name="Comfortaa" svg:font-family="Comfortaa" style:font-pitch="variable"/>
    <style:font-face style:name="Liberation Serif1" svg:font-family="'Liberation Serif'"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Table1" style:family="table">
      <style:table-properties style:width="4.1188in" table:align="left" style:may-break-between-rows="false"/>
    </style:style>
    <style:style style:name="Table1.A" style:family="table-column">
      <style:table-column-properties style:column-width="1.5542in"/>
    </style:style>
    <style:style style:name="Table1.B" style:family="table-column">
      <style:table-column-properties style:column-width="2.564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4.7438in" table:align="left"/>
    </style:style>
    <style:style style:name="Table2.A" style:family="table-column">
      <style:table-column-properties style:column-width="1.6826in"/>
    </style:style>
    <style:style style:name="Table2.B" style:family="table-column">
      <style:table-column-properties style:column-width="1.6347in"/>
    </style:style>
    <style:style style:name="Table2.C" style:family="table-column">
      <style:table-column-properties style:column-width="1.426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4.7438in" table:align="left"/>
    </style:style>
    <style:style style:name="Table3.A" style:family="table-column">
      <style:table-column-properties style:column-width="1.6826in"/>
    </style:style>
    <style:style style:name="Table3.B" style:family="table-column">
      <style:table-column-properties style:column-width="1.6347in"/>
    </style:style>
    <style:style style:name="Table3.C" style:family="table-column">
      <style:table-column-properties style:column-width="1.426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4.7438in" table:align="left"/>
    </style:style>
    <style:style style:name="Table4.A" style:family="table-column">
      <style:table-column-properties style:column-width="1.6826in"/>
    </style:style>
    <style:style style:name="Table4.B" style:family="table-column">
      <style:table-column-properties style:column-width="1.6347in"/>
    </style:style>
    <style:style style:name="Table4.C" style:family="table-column">
      <style:table-column-properties style:column-width="1.4264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51in" table:align="margins"/>
    </style:style>
    <style:style style:name="Table5.A" style:family="table-column">
      <style:table-column-properties style:column-width="1.3139in" style:rel-column-width="12862*"/>
    </style:style>
    <style:style style:name="Table5.B" style:family="table-column">
      <style:table-column-properties style:column-width="0.8965in" style:rel-column-width="8776*"/>
    </style:style>
    <style:style style:name="Table5.G" style:family="table-column">
      <style:table-column-properties style:column-width="0.8986in" style:rel-column-width="879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6cf08" officeooo:paragraph-rsid="0006cf08"/>
    </style:style>
    <style:style style:name="P2" style:family="paragraph" style:parent-style-name="Standard">
      <style:text-properties style:font-name="FreeSans" officeooo:rsid="000e79e2" officeooo:paragraph-rsid="000e79e2"/>
    </style:style>
    <style:style style:name="P3" style:family="paragraph" style:parent-style-name="Standard">
      <style:paragraph-properties fo:text-align="center" style:justify-single-word="false"/>
      <style:text-properties style:font-name="FreeSans" fo:font-size="16pt" fo:font-style="normal" style:text-underline-style="none" fo:font-weight="bold" officeooo:rsid="0017e07a" officeooo:paragraph-rsid="0017e07a" style:font-style-asian="normal" style:font-weight-asian="bold" style:font-style-complex="normal" style:font-weight-complex="bold"/>
    </style:style>
    <style:style style:name="P4" style:family="paragraph" style:parent-style-name="Text_20_body">
      <style:text-properties officeooo:rsid="0010ae71" officeooo:paragraph-rsid="0010ae71"/>
    </style:style>
    <style:style style:name="P5" style:family="paragraph" style:parent-style-name="Text_20_body">
      <style:text-properties officeooo:paragraph-rsid="0018c01b"/>
    </style:style>
    <style:style style:name="P6" style:family="paragraph" style:parent-style-name="Text_20_body">
      <style:text-properties officeooo:rsid="00191dea" officeooo:paragraph-rsid="00191dea"/>
    </style:style>
    <style:style style:name="P7" style:family="paragraph" style:parent-style-name="Text_20_body">
      <style:text-properties style:font-name="Courier 10 Pitch" officeooo:rsid="00191dea" officeooo:paragraph-rsid="00191dea"/>
    </style:style>
    <style:style style:name="P8" style:family="paragraph" style:parent-style-name="Text_20_body">
      <style:text-properties style:font-name="Courier 10 Pitch" officeooo:rsid="00265254" officeooo:paragraph-rsid="00265254"/>
    </style:style>
    <style:style style:name="P9" style:family="paragraph" style:parent-style-name="Text_20_body">
      <style:text-properties style:font-name="Courier 10 Pitch" officeooo:rsid="00265254" officeooo:paragraph-rsid="002b6ac4"/>
    </style:style>
    <style:style style:name="P10" style:family="paragraph" style:parent-style-name="Text_20_body">
      <style:text-properties style:font-name="Courier 10 Pitch" officeooo:rsid="003b7ab0" officeooo:paragraph-rsid="003b7ab0"/>
    </style:style>
    <style:style style:name="P11" style:family="paragraph" style:parent-style-name="Text_20_body">
      <style:text-properties style:font-name="Liberation Serif1" officeooo:rsid="00191dea" officeooo:paragraph-rsid="00191dea"/>
    </style:style>
    <style:style style:name="P12" style:family="paragraph" style:parent-style-name="Text_20_body">
      <style:text-properties style:font-name="Liberation Serif1" officeooo:rsid="00277693" officeooo:paragraph-rsid="00277693"/>
    </style:style>
    <style:style style:name="P13" style:family="paragraph" style:parent-style-name="Text_20_body">
      <style:text-properties style:font-name="Liberation Serif1" officeooo:rsid="00277693" officeooo:paragraph-rsid="002b6ac4"/>
    </style:style>
    <style:style style:name="P14" style:family="paragraph" style:parent-style-name="Text_20_body">
      <style:text-properties style:font-name="Liberation Serif1" officeooo:rsid="00287bfb" officeooo:paragraph-rsid="00287bfb"/>
    </style:style>
    <style:style style:name="P15" style:family="paragraph" style:parent-style-name="Text_20_body">
      <style:text-properties style:font-name="Liberation Serif1" officeooo:rsid="00287bfb" officeooo:paragraph-rsid="002b6ac4"/>
    </style:style>
    <style:style style:name="P16" style:family="paragraph" style:parent-style-name="Text_20_body">
      <style:text-properties style:font-name="Liberation Serif1" officeooo:rsid="0029d9dd" officeooo:paragraph-rsid="0029d9dd"/>
    </style:style>
    <style:style style:name="P17" style:family="paragraph" style:parent-style-name="Text_20_body">
      <style:text-properties style:font-name="Liberation Serif1" officeooo:rsid="0029d9dd" officeooo:paragraph-rsid="002b6ac4"/>
    </style:style>
    <style:style style:name="P18" style:family="paragraph" style:parent-style-name="Text_20_body">
      <style:text-properties style:font-name="Liberation Serif1" officeooo:rsid="0029d9dd" officeooo:paragraph-rsid="00364a7b"/>
    </style:style>
    <style:style style:name="P19" style:family="paragraph" style:parent-style-name="Text_20_body">
      <style:text-properties officeooo:paragraph-rsid="001b0f98"/>
    </style:style>
    <style:style style:name="P20" style:family="paragraph" style:parent-style-name="Text_20_body">
      <style:text-properties officeooo:rsid="001b0f98" officeooo:paragraph-rsid="001b0f98"/>
    </style:style>
    <style:style style:name="P21" style:family="paragraph" style:parent-style-name="Text_20_body">
      <style:text-properties officeooo:paragraph-rsid="001cdbd4"/>
    </style:style>
    <style:style style:name="P22" style:family="paragraph" style:parent-style-name="Text_20_body">
      <style:text-properties officeooo:rsid="001d8610" officeooo:paragraph-rsid="001d8610"/>
    </style:style>
    <style:style style:name="P23" style:family="paragraph" style:parent-style-name="Text_20_body">
      <style:text-properties officeooo:rsid="001ee713" officeooo:paragraph-rsid="001ee713"/>
    </style:style>
    <style:style style:name="P24" style:family="paragraph" style:parent-style-name="Text_20_body">
      <style:text-properties officeooo:rsid="002046ad" officeooo:paragraph-rsid="002046ad"/>
    </style:style>
    <style:style style:name="P25" style:family="paragraph" style:parent-style-name="Text_20_body">
      <style:text-properties officeooo:rsid="0021fff8" officeooo:paragraph-rsid="0021fff8"/>
    </style:style>
    <style:style style:name="P26" style:family="paragraph" style:parent-style-name="Text_20_body">
      <style:text-properties officeooo:rsid="0021fff8" officeooo:paragraph-rsid="002b6ac4"/>
    </style:style>
    <style:style style:name="P27" style:family="paragraph" style:parent-style-name="Text_20_body">
      <style:text-properties officeooo:rsid="0022cf89" officeooo:paragraph-rsid="0022cf89"/>
    </style:style>
    <style:style style:name="P28" style:family="paragraph" style:parent-style-name="Text_20_body">
      <style:text-properties officeooo:rsid="0022cf89" officeooo:paragraph-rsid="002b6ac4"/>
    </style:style>
    <style:style style:name="P29" style:family="paragraph" style:parent-style-name="Text_20_body">
      <style:text-properties officeooo:rsid="00265254" officeooo:paragraph-rsid="00265254"/>
    </style:style>
    <style:style style:name="P30" style:family="paragraph" style:parent-style-name="Text_20_body">
      <style:text-properties officeooo:paragraph-rsid="003b7ab0"/>
    </style:style>
    <style:style style:name="P31" style:family="paragraph" style:parent-style-name="Title">
      <style:paragraph-properties fo:text-align="center" style:justify-single-word="false"/>
      <style:text-properties fo:color="#ffffff" style:font-name="Comfortaa" fo:font-style="normal" style:text-underline-style="none" officeooo:rsid="001100d4" officeooo:paragraph-rsid="001100d4" style:font-style-asian="normal" style:font-style-complex="normal"/>
    </style:style>
    <style:style style:name="P32" style:family="paragraph" style:parent-style-name="Text_20_body">
      <style:paragraph-properties fo:margin-left="0.4925in" fo:margin-right="0in" fo:text-indent="0in" style:auto-text-indent="false"/>
      <style:text-properties style:font-name="Courier 10 Pitch" officeooo:rsid="00191dea" officeooo:paragraph-rsid="00191dea"/>
    </style:style>
    <style:style style:name="P33" style:family="paragraph" style:parent-style-name="Text_20_body">
      <style:paragraph-properties fo:margin-left="0.4925in" fo:margin-right="0in" fo:text-indent="0in" style:auto-text-indent="false"/>
      <style:text-properties style:font-name="Courier 10 Pitch" officeooo:rsid="001b0f98" officeooo:paragraph-rsid="001b0f98"/>
    </style:style>
    <style:style style:name="P34" style:family="paragraph" style:parent-style-name="Text_20_body">
      <style:paragraph-properties fo:margin-left="0.4925in" fo:margin-right="0in" fo:text-indent="0in" style:auto-text-indent="false"/>
      <style:text-properties style:font-name="Courier 10 Pitch" officeooo:rsid="0022cf89" officeooo:paragraph-rsid="0022cf89"/>
    </style:style>
    <style:style style:name="P35" style:family="paragraph" style:parent-style-name="Text_20_body">
      <style:paragraph-properties fo:margin-left="0.4925in" fo:margin-right="0in" fo:text-indent="0in" style:auto-text-indent="false"/>
      <style:text-properties style:font-name="Courier 10 Pitch" officeooo:rsid="0022cf89" officeooo:paragraph-rsid="002b6ac4"/>
    </style:style>
    <style:style style:name="P36" style:family="paragraph" style:parent-style-name="Text_20_body">
      <style:paragraph-properties fo:margin-left="0.4925in" fo:margin-right="0in" fo:text-indent="0in" style:auto-text-indent="false"/>
      <style:text-properties style:font-name="Courier 10 Pitch" officeooo:rsid="0022cf89" officeooo:paragraph-rsid="0034f310"/>
    </style:style>
    <style:style style:name="P37" style:family="paragraph" style:parent-style-name="Text_20_body">
      <style:paragraph-properties fo:margin-left="0.4925in" fo:margin-right="0in" fo:text-indent="0in" style:auto-text-indent="false"/>
      <style:text-properties style:font-name="Courier 10 Pitch" officeooo:rsid="002f0fe1" officeooo:paragraph-rsid="002f0fe1"/>
    </style:style>
    <style:style style:name="P38" style:family="paragraph" style:parent-style-name="Text_20_body">
      <style:paragraph-properties fo:margin-left="0.4925in" fo:margin-right="0in" fo:text-indent="0in" style:auto-text-indent="false"/>
      <style:text-properties style:font-name="Courier 10 Pitch" officeooo:rsid="00321e04" officeooo:paragraph-rsid="00321e04"/>
    </style:style>
    <style:style style:name="P39" style:family="paragraph" style:parent-style-name="Text_20_body">
      <style:paragraph-properties fo:margin-left="0.4925in" fo:margin-right="0in" fo:text-indent="0in" style:auto-text-indent="false"/>
      <style:text-properties style:font-name="Courier 10 Pitch" officeooo:rsid="00364a7b" officeooo:paragraph-rsid="0034f310"/>
    </style:style>
    <style:style style:name="P40" style:family="paragraph" style:parent-style-name="Text_20_body">
      <style:paragraph-properties fo:margin-left="0.4925in" fo:margin-right="0in" fo:text-indent="0in" style:auto-text-indent="false"/>
      <style:text-properties style:font-name="Courier 10 Pitch" officeooo:rsid="00364a7b" officeooo:paragraph-rsid="00364a7b"/>
    </style:style>
    <style:style style:name="P41" style:family="paragraph" style:parent-style-name="Text_20_body">
      <style:paragraph-properties fo:margin-left="0.4925in" fo:margin-right="0in" fo:text-indent="0in" style:auto-text-indent="false"/>
      <style:text-properties style:font-name="Courier 10 Pitch" officeooo:rsid="00265254" officeooo:paragraph-rsid="00364a7b"/>
    </style:style>
    <style:style style:name="P42" style:family="paragraph" style:parent-style-name="Text_20_body">
      <style:paragraph-properties fo:margin-left="0.4925in" fo:margin-right="0in" fo:text-indent="0in" style:auto-text-indent="false"/>
      <style:text-properties style:font-name="Courier 10 Pitch" officeooo:rsid="0034f310" officeooo:paragraph-rsid="0034f310"/>
    </style:style>
    <style:style style:name="P43" style:family="paragraph" style:parent-style-name="Text_20_body">
      <style:paragraph-properties fo:margin-left="0.4925in" fo:margin-right="0in" fo:keep-together="always" fo:text-indent="0in" style:auto-text-indent="false" style:writing-mode="page"/>
      <style:text-properties style:font-name="Courier 10 Pitch" officeooo:rsid="0022cf89" officeooo:paragraph-rsid="00305ee9"/>
    </style:style>
    <style:style style:name="P44" style:family="paragraph" style:parent-style-name="Text_20_body">
      <style:paragraph-properties fo:margin-left="0.4925in" fo:margin-right="0in" fo:keep-together="always" fo:text-indent="0in" style:auto-text-indent="false" style:writing-mode="page"/>
      <style:text-properties style:font-name="Courier 10 Pitch" officeooo:rsid="00305ee9" officeooo:paragraph-rsid="00305ee9"/>
    </style:style>
    <style:style style:name="P45" style:family="paragraph" style:parent-style-name="Text_20_body" style:master-page-name="">
      <style:paragraph-properties fo:margin-left="0.4925in" fo:margin-right="0in" fo:keep-together="always" fo:text-indent="0in" style:auto-text-indent="false" style:page-number="auto" fo:keep-with-next="always" style:writing-mode="page"/>
      <style:text-properties style:font-name="Courier 10 Pitch" officeooo:rsid="00265254" officeooo:paragraph-rsid="00265254"/>
    </style:style>
    <style:style style:name="P46" style:family="paragraph" style:parent-style-name="Text_20_body">
      <style:paragraph-properties fo:margin-left="0.4925in" fo:margin-right="0in" fo:keep-together="always" fo:text-indent="0in" style:auto-text-indent="false" fo:keep-with-next="always" style:writing-mode="page"/>
      <style:text-properties style:font-name="Courier 10 Pitch" officeooo:rsid="00265254" officeooo:paragraph-rsid="00265254"/>
    </style:style>
    <style:style style:name="P47"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style:font-name="Liberation Serif1" officeooo:rsid="00277693" officeooo:paragraph-rsid="00277693"/>
    </style:style>
    <style:style style:name="P48"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style:font-name="Liberation Serif1" officeooo:rsid="00277693" officeooo:paragraph-rsid="002b6ac4"/>
    </style:style>
    <style:style style:name="P49"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style:font-name="Liberation Serif1" officeooo:rsid="00300101" officeooo:paragraph-rsid="00300101"/>
    </style:style>
    <style:style style:name="P50"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style:font-name="Liberation Serif1" officeooo:rsid="00287bfb" officeooo:paragraph-rsid="00277693"/>
    </style:style>
    <style:style style:name="P51"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style:font-name="Liberation Serif1" officeooo:rsid="00287bfb" officeooo:paragraph-rsid="002b6ac4"/>
    </style:style>
    <style:style style:name="P52"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style:font-name="Liberation Serif1" officeooo:rsid="0034f310" officeooo:paragraph-rsid="002b6ac4"/>
    </style:style>
    <style:style style:name="P53" style:family="paragraph" style:parent-style-name="Text_20_body">
      <loext:graphic-properties draw:fill="none"/>
      <style:paragraph-properties fo:margin-left="0in" fo:margin-right="0in" fo:margin-top="0in" fo:margin-bottom="0.0972in" loext:contextual-spacing="false" fo:line-height="120%" fo:text-align="center" style:justify-single-word="false" fo:keep-together="always" fo:text-indent="0in" style:auto-text-indent="false" fo:background-color="transparent" style:writing-mode="page"/>
      <style:text-properties style:font-name="Liberation Serif1" officeooo:rsid="00277693" officeooo:paragraph-rsid="002b6ac4"/>
    </style:style>
    <style:style style:name="P54" style:family="paragraph" style:parent-style-name="Text_20_body">
      <loext:graphic-properties draw:fill="none"/>
      <style:paragraph-properties fo:margin-left="0in" fo:margin-right="0in" fo:margin-top="0in" fo:margin-bottom="0.0972in" loext:contextual-spacing="false" fo:line-height="120%" fo:keep-together="always" fo:text-indent="0in" style:auto-text-indent="false" fo:background-color="transparent" style:writing-mode="page"/>
      <style:text-properties style:font-name="Liberation Serif1" officeooo:rsid="00277693" officeooo:paragraph-rsid="002b6ac4"/>
    </style:style>
    <style:style style:name="P55" style:family="paragraph" style:parent-style-name="Text_20_body">
      <loext:graphic-properties draw:fill="none"/>
      <style:paragraph-properties fo:margin-left="0in" fo:margin-right="0in" fo:margin-top="0in" fo:margin-bottom="0.0972in" loext:contextual-spacing="false" fo:line-height="120%" fo:keep-together="always" fo:text-indent="0in" style:auto-text-indent="false" fo:background-color="transparent" style:writing-mode="page"/>
      <style:text-properties style:font-name="Liberation Serif1" officeooo:rsid="00277693" officeooo:paragraph-rsid="00277693"/>
    </style:style>
    <style:style style:name="P56" style:family="paragraph" style:parent-style-name="Text_20_body">
      <loext:graphic-properties draw:fill="none"/>
      <style:paragraph-properties fo:margin-left="0in" fo:margin-right="0in" fo:margin-top="0in" fo:margin-bottom="0.0972in" loext:contextual-spacing="false" fo:line-height="120%" fo:keep-together="always" fo:text-indent="0in" style:auto-text-indent="false" fo:background-color="transparent" style:writing-mode="page"/>
      <style:text-properties style:font-name="Liberation Serif1" officeooo:rsid="00300101" officeooo:paragraph-rsid="00300101"/>
    </style:style>
    <style:style style:name="P57" style:family="paragraph" style:parent-style-name="Text_20_body">
      <loext:graphic-properties draw:fill="none"/>
      <style:paragraph-properties fo:margin-left="0in" fo:margin-right="0in" fo:margin-top="0in" fo:margin-bottom="0.0972in" loext:contextual-spacing="false" fo:line-height="120%" fo:keep-together="always" fo:text-indent="0in" style:auto-text-indent="false" fo:background-color="transparent" style:writing-mode="page"/>
      <style:text-properties style:font-name="Liberation Serif1" officeooo:rsid="00364a7b" officeooo:paragraph-rsid="00364a7b"/>
    </style:style>
    <style:style style:name="P58" style:family="paragraph" style:parent-style-name="Text_20_body">
      <loext:graphic-properties draw:fill="none"/>
      <style:paragraph-properties fo:margin-left="0in" fo:margin-right="0in" fo:margin-top="0in" fo:margin-bottom="0.0972in" loext:contextual-spacing="false" fo:line-height="120%" fo:keep-together="always" fo:text-indent="0in" style:auto-text-indent="false" fo:background-color="transparent" style:writing-mode="page"/>
      <style:text-properties style:font-name="Liberation Serif1" officeooo:rsid="00287bfb" officeooo:paragraph-rsid="00277693"/>
    </style:style>
    <style:style style:name="P59" style:family="paragraph" style:parent-style-name="Text_20_body">
      <loext:graphic-properties draw:fill="none"/>
      <style:paragraph-properties fo:margin-left="0in" fo:margin-right="0in" fo:margin-top="0in" fo:margin-bottom="0.0972in" loext:contextual-spacing="false" fo:line-height="120%" fo:keep-together="always" fo:text-indent="0in" style:auto-text-indent="false" fo:background-color="transparent" style:writing-mode="page"/>
      <style:text-properties style:font-name="Liberation Serif1" officeooo:rsid="00287bfb" officeooo:paragraph-rsid="002b6ac4"/>
    </style:style>
    <style:style style:name="P60" style:family="paragraph" style:parent-style-name="Text_20_body">
      <loext:graphic-properties draw:fill="none"/>
      <style:paragraph-properties fo:margin-left="0in" fo:margin-right="0in" fo:margin-top="0in" fo:margin-bottom="0.0972in" loext:contextual-spacing="false" fo:line-height="120%" fo:keep-together="always" fo:text-indent="0in" style:auto-text-indent="false" fo:background-color="transparent" style:writing-mode="page"/>
      <style:text-properties style:font-name="Liberation Serif1" officeooo:rsid="0034f310" officeooo:paragraph-rsid="002b6ac4"/>
    </style:style>
    <style:style style:name="P61" style:family="paragraph" style:parent-style-name="Endnote">
      <style:text-properties officeooo:rsid="001ee713" officeooo:paragraph-rsid="001ee713"/>
    </style:style>
    <style:style style:name="P62" style:family="paragraph" style:parent-style-name="Text_20_body">
      <style:paragraph-properties fo:keep-together="always" style:writing-mode="page"/>
      <style:text-properties officeooo:rsid="00305ee9" officeooo:paragraph-rsid="002b6ac4"/>
    </style:style>
    <style:style style:name="P63" style:family="paragraph" style:parent-style-name="Text_20_body">
      <style:paragraph-properties fo:keep-together="always" style:writing-mode="page"/>
      <style:text-properties officeooo:paragraph-rsid="00364a7b"/>
    </style:style>
    <style:style style:name="P64" style:family="paragraph" style:parent-style-name="Text_20_body">
      <style:paragraph-properties fo:keep-together="always" style:writing-mode="page"/>
      <style:text-properties officeooo:rsid="00364a7b" officeooo:paragraph-rsid="00364a7b"/>
    </style:style>
    <style:style style:name="P65" style:family="paragraph" style:parent-style-name="Text_20_body">
      <style:paragraph-properties fo:text-align="center" style:justify-single-word="false" fo:keep-together="always" style:writing-mode="page"/>
      <style:text-properties officeooo:rsid="00364a7b" officeooo:paragraph-rsid="00364a7b"/>
    </style:style>
    <style:style style:name="P66" style:family="paragraph" style:parent-style-name="Text_20_body">
      <style:paragraph-properties fo:text-align="center" style:justify-single-word="false" fo:keep-together="always" style:writing-mode="page"/>
      <style:text-properties officeooo:rsid="00366d20" officeooo:paragraph-rsid="00366d20"/>
    </style:style>
    <style:style style:name="P67" style:family="paragraph" style:parent-style-name="Text_20_body">
      <style:paragraph-properties style:writing-mode="page"/>
      <style:text-properties officeooo:rsid="00366d20" officeooo:paragraph-rsid="00366d20"/>
    </style:style>
    <style:style style:name="P68" style:family="paragraph" style:parent-style-name="Text_20_body">
      <style:paragraph-properties fo:keep-together="always" style:writing-mode="page"/>
      <style:text-properties officeooo:rsid="00366d20" officeooo:paragraph-rsid="00366d20"/>
    </style:style>
    <style:style style:name="P69" style:family="paragraph" style:parent-style-name="Text_20_body">
      <style:paragraph-properties fo:break-before="page"/>
      <style:text-properties style:font-name="Liberation Serif1" officeooo:rsid="0029d9dd" officeooo:paragraph-rsid="00364a7b"/>
    </style:style>
    <style:style style:name="P70" style:family="paragraph" style:parent-style-name="Text_20_body" style:list-style-name="L1">
      <style:text-properties officeooo:rsid="00191dea" officeooo:paragraph-rsid="00191dea"/>
    </style:style>
    <style:style style:name="P71" style:family="paragraph" style:parent-style-name="Text_20_body" style:list-style-name="L2">
      <style:text-properties style:font-name="Liberation Serif1" officeooo:rsid="00191dea" officeooo:paragraph-rsid="00191dea"/>
    </style:style>
    <style:style style:name="P72" style:family="paragraph" style:parent-style-name="Text_20_body" style:list-style-name="L3">
      <style:text-properties officeooo:rsid="001b0f98" officeooo:paragraph-rsid="001b0f98"/>
    </style:style>
    <style:style style:name="P73" style:family="paragraph" style:parent-style-name="Text_20_body">
      <style:text-properties officeooo:rsid="0021fff8" officeooo:paragraph-rsid="0021fff8"/>
    </style:style>
    <style:style style:name="P74" style:family="paragraph" style:parent-style-name="Text_20_body">
      <style:text-properties officeooo:rsid="003bf35a" officeooo:paragraph-rsid="003bf35a"/>
    </style:style>
    <style:style style:name="P75" style:family="paragraph" style:parent-style-name="Heading_20_1" style:list-style-name="">
      <style:text-properties officeooo:rsid="0018c01b" officeooo:paragraph-rsid="0018c01b"/>
    </style:style>
    <style:style style:name="P76" style:family="paragraph" style:parent-style-name="Heading_20_1">
      <style:text-properties officeooo:rsid="001cdbd4" officeooo:paragraph-rsid="001cdbd4"/>
    </style:style>
    <style:style style:name="P77" style:family="paragraph" style:parent-style-name="Heading_20_1">
      <style:text-properties officeooo:rsid="003998dc" officeooo:paragraph-rsid="003998dc"/>
    </style:style>
    <style:style style:name="P78" style:family="paragraph" style:parent-style-name="Heading_20_1">
      <style:paragraph-properties fo:break-before="page"/>
      <style:text-properties officeooo:rsid="0018c01b" officeooo:paragraph-rsid="0018c01b"/>
    </style:style>
    <style:style style:name="P79" style:family="paragraph" style:parent-style-name="Heading_20_3">
      <style:text-properties officeooo:rsid="0021fff8" officeooo:paragraph-rsid="0021fff8"/>
    </style:style>
    <style:style style:name="P80" style:family="paragraph" style:parent-style-name="Heading_20_3">
      <style:text-properties officeooo:rsid="0021fff8" officeooo:paragraph-rsid="002b6ac4"/>
    </style:style>
    <style:style style:name="P81" style:family="paragraph" style:parent-style-name="Heading_20_3" style:master-page-name="">
      <style:paragraph-properties fo:keep-together="always" style:page-number="auto" style:writing-mode="page"/>
      <style:text-properties officeooo:rsid="0021fff8" officeooo:paragraph-rsid="002b6ac4"/>
    </style:style>
    <style:style style:name="P82" style:family="paragraph" style:parent-style-name="Heading_20_3" style:master-page-name="">
      <style:paragraph-properties fo:keep-together="always" style:page-number="auto" style:writing-mode="page"/>
      <style:text-properties officeooo:rsid="00364a7b" officeooo:paragraph-rsid="00364a7b"/>
    </style:style>
    <style:style style:name="P83" style:family="paragraph" style:parent-style-name="Heading_20_2">
      <style:text-properties officeooo:rsid="001b0f98" officeooo:paragraph-rsid="001b0f98"/>
    </style:style>
    <style:style style:name="P84" style:family="paragraph" style:parent-style-name="Heading_20_2">
      <style:text-properties officeooo:rsid="001d8610" officeooo:paragraph-rsid="001d8610"/>
    </style:style>
    <style:style style:name="P85" style:family="paragraph" style:parent-style-name="Heading_20_2">
      <style:text-properties officeooo:rsid="0021fff8" officeooo:paragraph-rsid="0021fff8"/>
    </style:style>
    <style:style style:name="P86" style:family="paragraph" style:parent-style-name="Heading_20_2">
      <style:text-properties officeooo:paragraph-rsid="003b7ab0"/>
    </style:style>
    <style:style style:name="P87" style:family="paragraph" style:parent-style-name="Heading_20_2">
      <style:text-properties officeooo:rsid="003b7ab0" officeooo:paragraph-rsid="003b7ab0"/>
    </style:style>
    <style:style style:name="P88" style:family="paragraph" style:parent-style-name="Heading_20_2">
      <style:text-properties style:font-name="Courier 10 Pitch" officeooo:rsid="003b7ab0" officeooo:paragraph-rsid="003b7ab0"/>
    </style:style>
    <style:style style:name="P89" style:family="paragraph" style:parent-style-name="Heading_20_2">
      <style:text-properties officeooo:rsid="003bf35a" officeooo:paragraph-rsid="003bf35a"/>
    </style:style>
    <style:style style:name="P90" style:family="paragraph" style:parent-style-name="Contents_20_1">
      <style:paragraph-properties>
        <style:tab-stops>
          <style:tab-stop style:position="6.6953in" style:type="right" style:leader-style="dotted" style:leader-text="."/>
        </style:tab-stops>
      </style:paragraph-properties>
    </style:style>
    <style:style style:name="P91" style:family="paragraph" style:parent-style-name="Contents_20_3">
      <style:paragraph-properties>
        <style:tab-stops>
          <style:tab-stop style:position="6.302in" style:type="right" style:leader-style="dotted" style:leader-text="."/>
        </style:tab-stops>
      </style:paragraph-properties>
    </style:style>
    <style:style style:name="P92" style:family="paragraph" style:parent-style-name="Contents_20_2">
      <style:paragraph-properties>
        <style:tab-stops>
          <style:tab-stop style:position="6.4984in" style:type="right" style:leader-style="dotted" style:leader-text="."/>
        </style:tab-stops>
      </style:paragraph-properties>
    </style:style>
    <style:style style:name="P93" style:family="paragraph">
      <loext:graphic-properties draw:fill="gradient" draw:fill-gradient-name="Deep_20_Blue"/>
      <style:paragraph-properties fo:text-align="center"/>
    </style:style>
    <style:style style:name="P94" style:family="paragraph">
      <loext:graphic-properties draw:fill="solid" draw:fill-color="#004586"/>
      <style:paragraph-properties fo:text-align="center"/>
      <style:text-properties style:font-name="FreeSans"/>
    </style:style>
    <style:style style:name="P95" style:family="paragraph">
      <style:paragraph-properties fo:text-align="center"/>
    </style:style>
    <style:style style:name="T1" style:family="text">
      <style:text-properties style:font-name="Aerial"/>
    </style:style>
    <style:style style:name="T2" style:family="text">
      <style:text-properties officeooo:rsid="001100d4"/>
    </style:style>
    <style:style style:name="T3" style:family="text">
      <style:text-properties officeooo:rsid="00114c21"/>
    </style:style>
    <style:style style:name="T4" style:family="text">
      <style:text-properties style:text-position="super 58%"/>
    </style:style>
    <style:style style:name="T5" style:family="text">
      <style:text-properties officeooo:rsid="001cdbd4"/>
    </style:style>
    <style:style style:name="T6" style:family="text">
      <style:text-properties officeooo:rsid="001ee713"/>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22cf89"/>
    </style:style>
    <style:style style:name="T10" style:family="text">
      <style:text-properties officeooo:rsid="0024bcac"/>
    </style:style>
    <style:style style:name="T11" style:family="text">
      <style:text-properties officeooo:rsid="0029d9dd"/>
    </style:style>
    <style:style style:name="T12" style:family="text">
      <style:text-properties officeooo:rsid="002b6ac4"/>
    </style:style>
    <style:style style:name="T13" style:family="text">
      <style:text-properties officeooo:rsid="002d1d96"/>
    </style:style>
    <style:style style:name="T14" style:family="text">
      <style:text-properties officeooo:rsid="002f0fe1"/>
    </style:style>
    <style:style style:name="T15" style:family="text">
      <style:text-properties officeooo:rsid="00300101"/>
    </style:style>
    <style:style style:name="T16" style:family="text">
      <style:text-properties officeooo:rsid="00305ee9"/>
    </style:style>
    <style:style style:name="T17" style:family="text">
      <style:text-properties officeooo:rsid="00321e04"/>
    </style:style>
    <style:style style:name="T18" style:family="text">
      <style:text-properties officeooo:rsid="0034f310"/>
    </style:style>
    <style:style style:name="T19" style:family="text">
      <style:text-properties officeooo:rsid="00364a7b"/>
    </style:style>
    <style:style style:name="T20" style:family="text">
      <style:text-properties officeooo:rsid="003b7ab0"/>
    </style:style>
    <style:style style:name="T21" style:family="text">
      <style:text-properties officeooo:rsid="003bf35a"/>
    </style:style>
    <style:style style:name="T22" style:family="text">
      <style:text-properties style:font-name="FreeSans" fo:font-size="12pt"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gradient" draw:fill-gradient-name="Deep_20_Blue"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00458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CAP6673 – Data Mining and Machine Learning</text:p>
      <text:p text:style-name="Standard"/>
      <text:p text:style-name="Standard"/>
      <text:p text:style-name="P31"><draw:rect text:anchor-type="paragraph" draw:z-index="0" draw:style-name="gr1" draw:text-style-name="P93" svg:width="8.2642in" svg:height="1.2213in" svg:x="-1.8354in" svg:y="0.0091in"><text:p/></draw:rect><draw:rect text:anchor-type="paragraph" draw:z-index="2" draw:style-name="gr3" draw:text-style-name="P95" svg:width="0.0642in" svg:height="0.0012in" svg:x="0.0484in" svg:y="0.6102in"><text:p/></draw:rect><text:title>Data Mining and Machine Learning Assignment 1</text:titl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2">Written by</text:span>:</text:p>
      <text:p text:style-name="Standard"><draw:rect text:anchor-type="paragraph" draw:z-index="1" draw:style-name="gr2" draw:text-style-name="P94" svg:width="6.9634in" svg:height="0.7217in" svg:x="-0.0472in" svg:y="0.1709in"><text:p><text:span text:style-name="T22">Christopher Foley</text:span></text:p><text:p><text:span text:style-name="T22">Z15092976</text:span></text:p></draw:rect></text:p>
      <text:p text:style-name="Standard"/>
      <text:p text:style-name="Standard"/>
      <text:p text:style-name="Standard"/>
      <text:p text:style-name="Standard"/>
      <text:p text:style-name="Standard"/>
      <text:p text:style-name="Standard"/>
      <text:p text:style-name="Standard"/>
      <text:p text:style-name="Standard"/>
      <text:h text:style-name="Heading_20_3" text:outline-level="3"><text:bookmark-start text:name="__RefHeading___Toc572_3465272"/><text:span text:style-name="T3">Academic Year:</text:span> <text:span text:style-name="T5">Spring 2017</text:span><text:bookmark-end text:name="__RefHeading___Toc572_3465272"/></text:h>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91"><text:a xlink:type="simple" xlink:href="#__RefHeading___Toc572_3465272" text:style-name="Index_20_Link" text:visited-style-name="Index_20_Link">Academic Year: Spring 2017<text:tab/>1</text:a></text:p>
          <text:p text:style-name="P90"><text:a xlink:type="simple" xlink:href="#__RefHeading___Toc574_3465272" text:style-name="Index_20_Link" text:visited-style-name="Index_20_Link">Assignment 1A: format data files<text:tab/>3</text:a></text:p>
          <text:p text:style-name="P92"><text:a xlink:type="simple" xlink:href="#__RefHeading___Toc576_3465272" text:style-name="Index_20_Link" text:visited-style-name="Index_20_Link">Create Data Set 1A (Preditction)<text:tab/>3</text:a></text:p>
          <text:p text:style-name="P92"><text:a xlink:type="simple" xlink:href="#__RefHeading___Toc578_3465272" text:style-name="Index_20_Link" text:visited-style-name="Index_20_Link">Create Data Set 2 (Prediction):<text:tab/>5</text:a></text:p>
          <text:p text:style-name="P90"><text:a xlink:type="simple" xlink:href="#__RefHeading___Toc580_3465272" text:style-name="Index_20_Link" text:visited-style-name="Index_20_Link">Assignment 1B: Prediction<text:tab/>7</text:a></text:p>
          <text:p text:style-name="P92"><text:a xlink:type="simple" xlink:href="#__RefHeading___Toc582_3465272" text:style-name="Index_20_Link" text:visited-style-name="Index_20_Link">Data<text:tab/>7</text:a></text:p>
          <text:p text:style-name="P92"><text:a xlink:type="simple" xlink:href="#__RefHeading___Toc584_3465272" text:style-name="Index_20_Link" text:visited-style-name="Index_20_Link">Linear Models<text:tab/>8</text:a></text:p>
          <text:p text:style-name="P91"><text:a xlink:type="simple" xlink:href="#__RefHeading___Toc586_3465272" text:style-name="Index_20_Link" text:visited-style-name="Index_20_Link">Linear Models – Greedy<text:tab/>8</text:a></text:p>
          <text:p text:style-name="P91"><text:a xlink:type="simple" xlink:href="#__RefHeading___Toc588_3465272" text:style-name="Index_20_Link" text:visited-style-name="Index_20_Link">Linear Models – M5<text:tab/>10</text:a></text:p>
          <text:p text:style-name="P91"><text:a xlink:type="simple" xlink:href="#__RefHeading___Toc590_3465272" text:style-name="Index_20_Link" text:visited-style-name="Index_20_Link">Linear Models – No attribute selection<text:tab/>12</text:a></text:p>
          <text:p text:style-name="P91"><text:a xlink:type="simple" xlink:href="#__RefHeading___Toc592_3465272" text:style-name="Index_20_Link" text:visited-style-name="Index_20_Link">Linear Models – Decision Stump<text:tab/>13</text:a></text:p>
          <text:p text:style-name="P91"><text:a xlink:type="simple" xlink:href="#__RefHeading___Toc1478_2082600455" text:style-name="Index_20_Link" text:visited-style-name="Index_20_Link">Data Summary<text:tab/>15</text:a></text:p>
          <text:p text:style-name="P90"><text:a xlink:type="simple" xlink:href="#__RefHeading___Toc2244_1898295838" text:style-name="Index_20_Link" text:visited-style-name="Index_20_Link">Appendix A – WEKA Output<text:tab/>16</text:a></text:p>
          <text:p text:style-name="P92"><text:a xlink:type="simple" xlink:href="#__RefHeading___Toc2246_1898295838" text:style-name="Index_20_Link" text:visited-style-name="Index_20_Link">FIT data – Linear Regression - Greedy<text:tab/>16</text:a></text:p>
          <text:p text:style-name="P92"><text:a xlink:type="simple" xlink:href="#__RefHeading___Toc2248_1898295838" text:style-name="Index_20_Link" text:visited-style-name="Index_20_Link">FIT data – Linear Regression – M5<text:tab/>17</text:a></text:p>
          <text:p text:style-name="P92"><text:a xlink:type="simple" xlink:href="#__RefHeading___Toc2250_1898295838" text:style-name="Index_20_Link" text:visited-style-name="Index_20_Link">FIT data – Linear Regression – None<text:tab/>19</text:a></text:p>
          <text:p text:style-name="P92"><text:a xlink:type="simple" xlink:href="#__RefHeading___Toc2252_1898295838" text:style-name="Index_20_Link" text:visited-style-name="Index_20_Link">FIT Data – Decision Stump<text:tab/>21</text:a></text:p>
          <text:p text:style-name="P92"><text:a xlink:type="simple" xlink:href="#__RefHeading___Toc2254_1898295838" text:style-name="Index_20_Link" text:visited-style-name="Index_20_Link">TEST Data Linear Regression - Greedy<text:tab/>23</text:a></text:p>
          <text:p text:style-name="P92"><text:a xlink:type="simple" xlink:href="#__RefHeading___Toc2256_1898295838" text:style-name="Index_20_Link" text:visited-style-name="Index_20_Link">TEST Data Linear Regression – M5<text:tab/>25</text:a></text:p>
          <text:p text:style-name="P92"><text:a xlink:type="simple" xlink:href="#__RefHeading___Toc2258_1898295838" text:style-name="Index_20_Link" text:visited-style-name="Index_20_Link">TEST Data Linear Regression - None<text:tab/>27</text:a></text:p>
          <text:p text:style-name="P92"><text:a xlink:type="simple" xlink:href="#__RefHeading___Toc2260_1898295838" text:style-name="Index_20_Link" text:visited-style-name="Index_20_Link">TEST Data Decision Stump<text:tab/>29</text:a></text:p>
        </text:index-body>
      </text:table-of-content>
      <text:h text:style-name="P75" text:outline-level="1"/>
      <text:h text:style-name="P78" text:outline-level="1"><text:bookmark-start text:name="__RefHeading___Toc574_3465272"/>Assignment 1A: <text:s/>format data files<text:bookmark-end text:name="__RefHeading___Toc574_3465272"/></text:h>
      <text:p text:style-name="P5"/>
      <text:h text:style-name="P83" text:outline-level="2"><text:bookmark-start text:name="__RefHeading___Toc576_3465272"/>Create Data Set 1A (<text:span text:style-name="T21">Prediction</text:span>)<text:bookmark-end text:name="__RefHeading___Toc576_3465272"/></text:h>
      <text:p text:style-name="P5"/>
      <text:p text:style-name="P6">The original data sets were reformatted to add comments and conform to the arff structure as demonstrated in class the resulting files were as follows:</text:p>
      <text:p text:style-name="P6"/>
      <text:list xml:id="list878416215666716150" text:style-name="L1">
        <text:list-item>
          <text:p text:style-name="P70">TEST.arff (excerpt)</text:p>
        </text:list-item>
      </text:list>
      <text:p text:style-name="P6"/>
      <text:p text:style-name="P32">% CCCS - TEST <text:s/>data set for Data mining classes</text:p>
      <text:p text:style-name="P32">% Author: Christopher Foley</text:p>
      <text:p text:style-name="P32">% email: cfoley3@fau.edu</text:p>
      <text:p text:style-name="P32">% 09 attributes</text:p>
      <text:p text:style-name="P32"/>
      <text:p text:style-name="P32"/>
      <text:p text:style-name="P32">@relation TEST</text:p>
      <text:p text:style-name="P32"/>
      <text:p text:style-name="P32">@attribute NUMUORS real</text:p>
      <text:p text:style-name="P32">@attribute NUMUANDS real</text:p>
      <text:p text:style-name="P32">@attribute TOTOTORS real</text:p>
      <text:p text:style-name="P32">@attribute TOTOPANDS real</text:p>
      <text:p text:style-name="P32">@attribute VG real</text:p>
      <text:p text:style-name="P32">@attribute NLOGIC real</text:p>
      <text:p text:style-name="P32">@attribute LOC real</text:p>
      <text:p text:style-name="P32">@attribute ELOC real</text:p>
      <text:p text:style-name="P32">@attribute FAULTS real</text:p>
      <text:p text:style-name="P32"><text:soft-page-break/></text:p>
      <text:p text:style-name="P32">@data</text:p>
      <text:p text:style-name="P32">6,12,127,45,10,0,641,55,0</text:p>
      <text:p text:style-name="P32">5,5,41,12,1,0,407,17,0</text:p>
      <text:p text:style-name="P32">23,28,95,66,4,2,241,20,0</text:p>
      <text:p text:style-name="P7"/>
      <text:list xml:id="list109176024898154511" text:style-name="L2">
        <text:list-item>
          <text:p text:style-name="P71">FIT.arff (excerpt):</text:p>
        </text:list-item>
      </text:list>
      <text:p text:style-name="P11"/>
      <text:p text:style-name="P32">% CCCS - FIT <text:s/>data set for Data mining classes</text:p>
      <text:p text:style-name="P32">% Author: Christopher Foley</text:p>
      <text:p text:style-name="P32">% email: cfoley3@fau.edu</text:p>
      <text:p text:style-name="P32">% 09 attributes</text:p>
      <text:p text:style-name="P32"/>
      <text:p text:style-name="P32"/>
      <text:p text:style-name="P32">@relation FIT</text:p>
      <text:p text:style-name="P32"/>
      <text:p text:style-name="P32">@attribute NUMUORS real</text:p>
      <text:p text:style-name="P32">@attribute NUMUANDS real</text:p>
      <text:p text:style-name="P32">@attribute TOTOTORS real</text:p>
      <text:p text:style-name="P32">@attribute TOTOPANDS real</text:p>
      <text:p text:style-name="P32">@attribute VG real</text:p>
      <text:p text:style-name="P32">@attribute NLOGIC real</text:p>
      <text:p text:style-name="P32">@attribute LOC real</text:p>
      <text:p text:style-name="P32">@attribute ELOC real</text:p>
      <text:p text:style-name="P32">@attribute FAULTS real</text:p>
      <text:p text:style-name="P32"/>
      <text:p text:style-name="P32"><text:soft-page-break/>@data</text:p>
      <text:p text:style-name="P32">22,85,203,174,9,0,362,40,0</text:p>
      <text:p text:style-name="P32">21,87,186,165,5,0,379,32,0</text:p>
      <text:p text:style-name="P6"/>
      <text:h text:style-name="P83" text:outline-level="2"><text:bookmark-start text:name="__RefHeading___Toc578_3465272"/>Create Data Set 2 (Prediction):<text:bookmark-end text:name="__RefHeading___Toc578_3465272"/></text:h>
      <text:p text:style-name="P19"/>
      <text:p text:style-name="P20">The data sets used in data set 1 were additionally formatted in CSV and a MACRO was used to add a <text:s/>10<text:span text:style-name="T4">th</text:span> data field (FaultProne). <text:s/>As per directions modules containing 2 or more FAULTS were classified as fp, all others nfp. <text:s/>The resulting excerpted data files were as follows:</text:p>
      <text:list xml:id="list8858949297838194837" text:style-name="L3">
        <text:list-item>
          <text:p text:style-name="P72">TEST2.arff</text:p>
        </text:list-item>
      </text:list>
      <text:p text:style-name="P33">% CCCS - TEST <text:s/>data set for Data mining classes</text:p>
      <text:p text:style-name="P33">% used for prediction</text:p>
      <text:p text:style-name="P33">% Author: Christopher Foley</text:p>
      <text:p text:style-name="P33">% email: cfoley3@fau.edu</text:p>
      <text:p text:style-name="P33">% 10 attributes</text:p>
      <text:p text:style-name="P33"/>
      <text:p text:style-name="P33"/>
      <text:p text:style-name="P33">@relation TEST</text:p>
      <text:p text:style-name="P33"/>
      <text:p text:style-name="P33">@attribute NUMUORS real</text:p>
      <text:p text:style-name="P33">@attribute NUMUANDS real</text:p>
      <text:p text:style-name="P33">@attribute TOTOTORS real</text:p>
      <text:p text:style-name="P33">@attribute TOTOPANDS real</text:p>
      <text:p text:style-name="P33">@attribute VG real</text:p>
      <text:p text:style-name="P33">@attribute NLOGIC real</text:p>
      <text:p text:style-name="P33">@attribute LOC real</text:p>
      <text:p text:style-name="P33">@attribute ELOC real</text:p>
      <text:p text:style-name="P33"><text:soft-page-break/>@attribute FAULTS real</text:p>
      <text:p text:style-name="P33">@attribute FAULTPRONE {nfp,fp}</text:p>
      <text:p text:style-name="P33"/>
      <text:p text:style-name="P33">@data</text:p>
      <text:p text:style-name="P33">6,12,127,45,10,0,641,55,0,nfp</text:p>
      <text:p text:style-name="P33">5,5,41,12,1,0,407,17,0,nfp</text:p>
      <text:p text:style-name="P33"/>
      <text:list xml:id="list91642502901255" text:continue-numbering="true" text:style-name="L3">
        <text:list-item>
          <text:p text:style-name="P72">FIT2.arff</text:p>
        </text:list-item>
      </text:list>
      <text:p text:style-name="P20"/>
      <text:p text:style-name="P33">% CCCS - FIT <text:s/>data set for Data mining classes</text:p>
      <text:p text:style-name="P33">% classification assignment</text:p>
      <text:p text:style-name="P33">% Author: Christopher Foley</text:p>
      <text:p text:style-name="P33">% email: cfoley3@fau.edu</text:p>
      <text:p text:style-name="P33">% 10 attributes</text:p>
      <text:p text:style-name="P33"/>
      <text:p text:style-name="P33"/>
      <text:p text:style-name="P33">@relation FIT</text:p>
      <text:p text:style-name="P33"/>
      <text:p text:style-name="P33">@attribute NUMUORS real</text:p>
      <text:p text:style-name="P33">@attribute NUMUANDS real</text:p>
      <text:p text:style-name="P33">@attribute TOTOTORS real</text:p>
      <text:p text:style-name="P33">@attribute TOTOPANDS real</text:p>
      <text:p text:style-name="P33">@attribute VG real</text:p>
      <text:p text:style-name="P33">@attribute NLOGIC real</text:p>
      <text:p text:style-name="P33">@attribute LOC real</text:p>
      <text:p text:style-name="P33">@attribute ELOC real</text:p>
      <text:p text:style-name="P33"><text:soft-page-break/>@attribute FAULTS real</text:p>
      <text:p text:style-name="P33">@attribute FAULTPRONE {nfp, fp}</text:p>
      <text:p text:style-name="P33"/>
      <text:p text:style-name="P33">@data</text:p>
      <text:p text:style-name="P33">22,85,203,174,9,0,362,40,0,nfp</text:p>
      <text:p text:style-name="P33">21,87,186,165,5,0,379,32,0,nfp</text:p>
      <text:p text:style-name="P33">30,107,405,306,25,0,756,99,0,nfp</text:p>
      <text:p text:style-name="P4"/>
      <text:h text:style-name="P76" text:outline-level="1"><text:bookmark-start text:name="__RefHeading___Toc580_3465272"/>Assignment 1B: Prediction<text:bookmark-end text:name="__RefHeading___Toc580_3465272"/></text:h>
      <text:p text:style-name="P21"/>
      <text:h text:style-name="P84" text:outline-level="2"><text:bookmark-start text:name="__RefHeading___Toc582_3465272"/>Data<text:bookmark-end text:name="__RefHeading___Toc582_3465272"/></text:h>
      <text:p text:style-name="P22">The data provided appears to be a subset of the data created by a large command, control and communications system analyzed earlier <text:note text:id="ftn1" text:note-class="endnote"><text:note-citation>i</text:note-citation><text:note-body><text:p text:style-name="P61">T.M. Khoshgoftaar and E.B. Allen, <text:span text:style-name="T7">Modeling Software Quality: The </text:span><text:span text:style-name="T8">Software</text:span><text:span text:style-name="T7"> Measurement Analysis and Reliability Toolkit, </text:span><text:span text:style-name="T8">copy provided by author T.M. Khoshgoftaar as part of class notes CAP6674: Machine Learning and Data Mining, Florida Atlantic University, Spring 2017.</text:span></text:p></text:note-body></text:note> <text:s/><text:span text:style-name="T6">Using the author provided references the following product metrics were studied:</text:span></text:p>
      <table:table table:name="Table1" table:style-name="Table1">
        <table:table-column table:style-name="Table1.A"/>
        <table:table-column table:style-name="Table1.B"/>
        <table:table-header-rows>
          <table:table-row>
            <table:table-cell table:style-name="Table1.A1" office:value-type="string">
              <text:p text:style-name="P23">Attribute</text:p>
            </table:table-cell>
            <table:table-cell table:style-name="Table1.B1" office:value-type="string">
              <text:p text:style-name="P23"><text:s/>Description</text:p>
            </table:table-cell>
          </table:table-row>
        </table:table-header-rows>
        <table:table-row>
          <table:table-cell table:style-name="Table1.A2" office:value-type="string">
            <text:p text:style-name="P24">NUMORS</text:p>
          </table:table-cell>
          <table:table-cell table:style-name="Table1.B2" office:value-type="string">
            <text:p text:style-name="P24"><text:s/>Number of Unique operators</text:p>
          </table:table-cell>
        </table:table-row>
        <table:table-row>
          <table:table-cell table:style-name="Table1.A2" office:value-type="string">
            <text:p text:style-name="P24">NUMANDS</text:p>
          </table:table-cell>
          <table:table-cell table:style-name="Table1.B2" office:value-type="string">
            <text:p text:style-name="P24"><text:s/>Number of Unique operands</text:p>
          </table:table-cell>
        </table:table-row>
        <table:table-row>
          <table:table-cell table:style-name="Table1.A2" office:value-type="string">
            <text:p text:style-name="P24">TOTOTORS</text:p>
          </table:table-cell>
          <table:table-cell table:style-name="Table1.B2" office:value-type="string">
            <text:p text:style-name="P24"><text:s/>Total number of operators</text:p>
          </table:table-cell>
        </table:table-row>
        <table:table-row>
          <table:table-cell table:style-name="Table1.A2" office:value-type="string">
            <text:p text:style-name="P24">TOTOPANDS</text:p>
          </table:table-cell>
          <table:table-cell table:style-name="Table1.B2" office:value-type="string">
            <text:p text:style-name="P24"><text:s/>Total number of operands</text:p>
          </table:table-cell>
        </table:table-row>
        <table:table-row>
          <table:table-cell table:style-name="Table1.A2" office:value-type="string">
            <text:p text:style-name="P24">VG</text:p>
          </table:table-cell>
          <table:table-cell table:style-name="Table1.B2" office:value-type="string">
            <text:p text:style-name="P24">McCabe Complexity Complex</text:p>
          </table:table-cell>
        </table:table-row>
        <table:table-row>
          <table:table-cell table:style-name="Table1.A2" office:value-type="string">
            <text:p text:style-name="P24">NLOGIC</text:p>
          </table:table-cell>
          <table:table-cell table:style-name="Table1.B2" office:value-type="string">
            <text:p text:style-name="P24"><text:s/>Number of logical ooperators</text:p>
          </table:table-cell>
        </table:table-row>
        <table:table-row>
          <table:table-cell table:style-name="Table1.A2" office:value-type="string">
            <text:p text:style-name="P24">LOC</text:p>
          </table:table-cell>
          <table:table-cell table:style-name="Table1.B2" office:value-type="string">
            <text:p text:style-name="P24">Number of lines of code</text:p>
          </table:table-cell>
        </table:table-row>
        <table:table-row>
          <table:table-cell table:style-name="Table1.A2" office:value-type="string">
            <text:p text:style-name="P24">ELOC</text:p>
          </table:table-cell>
          <table:table-cell table:style-name="Table1.B2" office:value-type="string">
            <text:p text:style-name="P24"><text:s/>Executable lines of code</text:p>
          </table:table-cell>
        </table:table-row>
      </table:table>
      <text:p text:style-name="P24"/>
      <text:p text:style-name="P25">A FIT data set containing 184 instances was used with the WEKA tool to train the model and create initial data. <text:s/>Two basic models were built, a linear regression model and a Decision Stump model. <text:s/><text:soft-page-break/>After creating models with the FIT data, TEST data was then used and the results compared.</text:p>
      <text:h text:style-name="P89" text:outline-level="2">Analysis</text:h>
      <text:p text:style-name="P74">Review of the data models generated will show that the total number of operands (TOTOPANDS) does not appear to have any affect on the measure of software quality as measured by the number of faults. <text:s/>The greatest indicator appears to be, as expected, the Number of Logical Operators (NLOGIC). <text:s/>This is expected as a logical operator indicates a decision or branch in the software which may be executed incorrectly or in unexpected ways. <text:s/>This conclusion will be demonstrated in the following sections which present the models and their data.</text:p>
      <text:h text:style-name="P85" text:outline-level="2"><text:bookmark-start text:name="__RefHeading___Toc584_3465272"/>Linear Models<text:bookmark-end text:name="__RefHeading___Toc584_3465272"/></text:h>
      <text:p text:style-name="P29">The unformatted FIT models are presented in Appendix A FIT Models and the unformatted test data in Appendix B – Test Models</text:p>
      <text:h text:style-name="P79" text:outline-level="3"><text:bookmark-start text:name="__RefHeading___Toc586_3465272"/>Linear Models – Greedy<text:bookmark-end text:name="__RefHeading___Toc586_3465272"/></text:h>
      <text:p text:style-name="P25">A greedy model will create a model and remove a rule from the rule tree. <text:s/>If the resulting model results in a better model, the rule is removed and the next rule is reviewed. <text:s/>When all rules have been examined, duplicates are removed and the resulting model used. <text:s/><text:span text:style-name="T9">The FIT model produced the folllowing model:</text:span></text:p>
      <text:p text:style-name="P34">FAULTS = </text:p>
      <text:p text:style-name="P34"><text:s text:c="5"/>-0.0517 * NUMUORS +</text:p>
      <text:p text:style-name="P34"><text:s text:c="6"/>0.0341 * NUMUANDS +</text:p>
      <text:p text:style-name="P34"><text:s text:c="5"/>-0.0026 * TOTOTORS +</text:p>
      <text:p text:style-name="P34"><text:s text:c="5"/>-0 <text:s text:c="5"/>* TOTOPANDS +</text:p>
      <text:p text:style-name="P34"><text:s text:c="5"/>-0.0372 * VG +</text:p>
      <text:p text:style-name="P34"><text:s text:c="6"/>0.2118 * NLOGIC +</text:p>
      <text:p text:style-name="P34"><text:s text:c="6"/>0.0018 * LOC +</text:p>
      <text:p text:style-name="P34"><text:s text:c="6"/>0.005 <text:s/>* ELOC +</text:p>
      <text:p text:style-name="P34"><text:s text:c="5"/>-0.309 </text:p>
      <text:p text:style-name="P34"/>
      <text:p text:style-name="P27">Of particular note is that the TOTOPANDS attribute is given zero weight <text:span text:style-name="T10">indicating that a reasonable model may be built ignoring the total number of operands. <text:s/>Applying the FIT model to </text:span><text:soft-page-break/><text:span text:style-name="T10">the test data we get: </text:span></text:p>
      <text:p text:style-name="P45">FAULTS =</text:p>
      <text:p text:style-name="P46"><text:s text:c="5"/>-0.0482 * NUMUORS +</text:p>
      <text:p text:style-name="P46"><text:s text:c="6"/>0.0336 * NUMUANDS +</text:p>
      <text:p text:style-name="P46"><text:s text:c="5"/>-0.0021 * TOTOTORS +</text:p>
      <text:p text:style-name="P46"><text:s text:c="5"/>-0.0337 * VG +</text:p>
      <text:p text:style-name="P46"><text:s text:c="6"/>0.2088 * NLOGIC +</text:p>
      <text:p text:style-name="P46"><text:s text:c="6"/>0.0019 * LOC +</text:p>
      <text:p text:style-name="P46"><text:s text:c="5"/>-0.3255</text:p>
      <text:p text:style-name="P8"/>
      <text:p text:style-name="P12">Again of note the TOTOPANDS attribute is not present indicating that it does not affect the calculations however the TEST data also excludes the ELOC attribute. <text:s/><text:span text:style-name="T21">NLOGIC appears to have a much higher weight than others. <text:s/></text:span>Comparing the coefficients we see the following:</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7">Attribute</text:p>
            </table:table-cell>
            <table:table-cell table:style-name="Table2.A1" office:value-type="string">
              <text:p text:style-name="P47"><text:s/>FIT coefficient</text:p>
            </table:table-cell>
            <table:table-cell table:style-name="Table2.C1" office:value-type="string">
              <text:p text:style-name="P47"><text:s/>TEST coefficient</text:p>
            </table:table-cell>
          </table:table-row>
        </table:table-header-rows>
        <table:table-row>
          <table:table-cell table:style-name="Table2.A2" office:value-type="string">
            <text:p text:style-name="P47">NUMORS</text:p>
          </table:table-cell>
          <table:table-cell table:style-name="Table2.A2" office:value-type="string">
            <text:p text:style-name="P47"><text:s/>-0.0517</text:p>
          </table:table-cell>
          <table:table-cell table:style-name="Table2.C2" office:value-type="string">
            <text:p text:style-name="P47"><text:s/>-0.<text:span text:style-name="T21">0</text:span>482</text:p>
          </table:table-cell>
        </table:table-row>
        <table:table-row>
          <table:table-cell table:style-name="Table2.A2" office:value-type="string">
            <text:p text:style-name="P47">NUMANDS</text:p>
          </table:table-cell>
          <table:table-cell table:style-name="Table2.A2" office:value-type="string">
            <text:p text:style-name="P47"><text:s/>-0.0341</text:p>
          </table:table-cell>
          <table:table-cell table:style-name="Table2.C2" office:value-type="string">
            <text:p text:style-name="P47">0.0336</text:p>
          </table:table-cell>
        </table:table-row>
        <table:table-row>
          <table:table-cell table:style-name="Table2.A2" office:value-type="string">
            <text:p text:style-name="P47">TOTOTORS</text:p>
          </table:table-cell>
          <table:table-cell table:style-name="Table2.A2" office:value-type="string">
            <text:p text:style-name="P47">-0.0026</text:p>
          </table:table-cell>
          <table:table-cell table:style-name="Table2.C2" office:value-type="string">
            <text:p text:style-name="P47">-0.0021</text:p>
          </table:table-cell>
        </table:table-row>
        <table:table-row>
          <table:table-cell table:style-name="Table2.A2" office:value-type="string">
            <text:p text:style-name="P47">TOTOPANDS</text:p>
          </table:table-cell>
          <table:table-cell table:style-name="Table2.A2" office:value-type="string">
            <text:p text:style-name="P47">-0</text:p>
          </table:table-cell>
          <table:table-cell table:style-name="Table2.C2" office:value-type="string">
            <text:p text:style-name="P47">n/a</text:p>
          </table:table-cell>
        </table:table-row>
        <table:table-row>
          <table:table-cell table:style-name="Table2.A2" office:value-type="string">
            <text:p text:style-name="P47">VG</text:p>
          </table:table-cell>
          <table:table-cell table:style-name="Table2.A2" office:value-type="string">
            <text:p text:style-name="P47">-0.0372</text:p>
          </table:table-cell>
          <table:table-cell table:style-name="Table2.C2" office:value-type="string">
            <text:p text:style-name="P47">-0.0337</text:p>
          </table:table-cell>
        </table:table-row>
        <table:table-row>
          <table:table-cell table:style-name="Table2.A2" office:value-type="string">
            <text:p text:style-name="P47">NLOGIC</text:p>
          </table:table-cell>
          <table:table-cell table:style-name="Table2.A2" office:value-type="string">
            <text:p text:style-name="P47">0.2118</text:p>
          </table:table-cell>
          <table:table-cell table:style-name="Table2.C2" office:value-type="string">
            <text:p text:style-name="P47">0.2088</text:p>
          </table:table-cell>
        </table:table-row>
        <table:table-row>
          <table:table-cell table:style-name="Table2.A2" office:value-type="string">
            <text:p text:style-name="P47">LOC</text:p>
          </table:table-cell>
          <table:table-cell table:style-name="Table2.A2" office:value-type="string">
            <text:p text:style-name="P47"><text:s/>0.0018</text:p>
          </table:table-cell>
          <table:table-cell table:style-name="Table2.C2" office:value-type="string">
            <text:p text:style-name="P47">0.0019</text:p>
          </table:table-cell>
        </table:table-row>
        <table:table-row>
          <table:table-cell table:style-name="Table2.A2" office:value-type="string">
            <text:p text:style-name="P47">ELOC</text:p>
          </table:table-cell>
          <table:table-cell table:style-name="Table2.A2" office:value-type="string">
            <text:p text:style-name="P47"><text:s/>0.005</text:p>
          </table:table-cell>
          <table:table-cell table:style-name="Table2.C2" office:value-type="string">
            <text:p text:style-name="P47"><text:s/>n/a</text:p>
          </table:table-cell>
        </table:table-row>
        <table:table-row>
          <table:table-cell table:style-name="Table2.A2" office:value-type="string">
            <text:p text:style-name="P47"/>
          </table:table-cell>
          <table:table-cell table:style-name="Table2.A2" office:value-type="string">
            <text:p text:style-name="P47"/>
          </table:table-cell>
          <table:table-cell table:style-name="Table2.C2" office:value-type="string">
            <text:p text:style-name="P47"/>
          </table:table-cell>
        </table:table-row>
        <table:table-row>
          <table:table-cell table:style-name="Table2.A2" office:value-type="string">
            <text:p text:style-name="P47">vertical shiift</text:p>
          </table:table-cell>
          <table:table-cell table:style-name="Table2.A2" office:value-type="string">
            <text:p text:style-name="P47"><text:s/>-0.0309</text:p>
          </table:table-cell>
          <table:table-cell table:style-name="Table2.C2" office:value-type="string">
            <text:p text:style-name="P47"><text:s/>-0.3225</text:p>
          </table:table-cell>
        </table:table-row>
        <table:table-row>
          <table:table-cell table:style-name="Table2.A2" office:value-type="string">
            <text:p text:style-name="P47">Correlation Coefficient</text:p>
          </table:table-cell>
          <table:table-cell table:style-name="Table2.A2" office:value-type="string">
            <text:p text:style-name="P47">0.7961</text:p>
          </table:table-cell>
          <table:table-cell table:style-name="Table2.C2" office:value-type="string">
            <text:p text:style-name="P50">0.8314</text:p>
          </table:table-cell>
        </table:table-row>
      </table:table>
      <text:p text:style-name="P16"/>
      <text:p text:style-name="P14"><text:soft-page-break/>Note: a value of n/a indicates that the attribute was not used in the <text:span text:style-name="T11">final </text:span>model.</text:p>
      <text:p text:style-name="P14"/>
      <text:p text:style-name="P16">A comparison of the data indicates that the TOTOPANDS (total number of operands) apparently did not affect the outcome and it’s appearance in the FIT model is probably due to a value on the interval (-0.00005,0], since values are rounded to 4 decimal places. <text:s/>In both models a correlation &gt; 0.70 indicates a strong positive correlation indicating that the number of faults could be predicted from both models.</text:p>
      <text:h text:style-name="P80" text:outline-level="3"><text:bookmark-start text:name="__RefHeading___Toc588_3465272"/>Linear Models – <text:span text:style-name="T12">M5</text:span><text:bookmark-end text:name="__RefHeading___Toc588_3465272"/></text:h>
      <text:p text:style-name="P26">A <text:span text:style-name="T13">M5 modes combines a decision tree with the possibility of linear regression at each node. </text:span><text:s/><text:span text:style-name="T9">The FIT model produced the following model:</text:span></text:p>
      <text:p text:style-name="P37">FAULTS =</text:p>
      <text:p text:style-name="P37"><text:s text:c="5"/>-0.0516 * NUMUORS +</text:p>
      <text:p text:style-name="P37"><text:s text:c="6"/>0.0341 * NUMUANDS +</text:p>
      <text:p text:style-name="P37"><text:s text:c="5"/>-0.0027 * TOTOTORS +</text:p>
      <text:p text:style-name="P37"><text:s text:c="5"/>-0.0372 * VG +</text:p>
      <text:p text:style-name="P37"><text:s text:c="6"/>0.2119 * NLOGIC +</text:p>
      <text:p text:style-name="P37"><text:s text:c="6"/>0.0018 * LOC +</text:p>
      <text:p text:style-name="P37"><text:s text:c="6"/>0.005 <text:s/>* ELOC +</text:p>
      <text:p text:style-name="P37"><text:s text:c="5"/>-0.3091</text:p>
      <text:p text:style-name="P35"/>
      <text:p text:style-name="P28">Of particular note <text:span text:style-name="T14">in this model </text:span>is that the TOTOPANDS attribute is <text:span text:style-name="T14">not used, indicating that again the model may be built ignoring the total number of operands. <text:s/>Applying the FIT model to the test data we get: </text:span></text:p>
      <text:p text:style-name="P37">FAULTS =</text:p>
      <text:p text:style-name="P37"><text:s text:c="5"/>-0.0516 * NUMUORS +</text:p>
      <text:p text:style-name="P37"><text:s text:c="6"/>0.0341 * NUMUANDS +</text:p>
      <text:p text:style-name="P37"><text:s text:c="5"/>-0.0027 * TOTOTORS +</text:p>
      <text:p text:style-name="P37"><text:s text:c="5"/>-0.0372 * VG +</text:p>
      <text:p text:style-name="P37"><text:s text:c="6"/>0.2119 * NLOGIC +</text:p>
      <text:p text:style-name="P37"><text:soft-page-break/><text:s text:c="6"/>0.0018 * LOC +</text:p>
      <text:p text:style-name="P37"><text:s text:c="6"/>0.005 <text:s/>* ELOC +</text:p>
      <text:p text:style-name="P37"><text:s text:c="5"/>-0.3091</text:p>
      <text:p text:style-name="P9"/>
      <text:p text:style-name="P13">Again of note the TOTOPANDS attribute is not present indicating that it does not affect the calculations. <text:s text:c="2"/><text:span text:style-name="T14">A comparison of the coefficients shows that both models have generated the same coefficients, however the correlation coefficient of the FIT data is 0.7935 and the TEST data is 0.839 both showing strong positive correlations. <text:s/>For completeness we compare the identical coefficients in a table similar to that shown earlier in “</text:span><text:span text:style-name="T14"><text:bookmark-ref text:reference-format="text" text:ref-name="__RefHeading___Toc586_3465272">Linear Models – Greedy</text:bookmark-ref></text:span><text:span text:style-name="T14">”</text:span> <text:span text:style-name="T15">on pagae </text:span><text:span text:style-name="T15"><text:bookmark-ref text:reference-format="page" text:ref-name="__RefHeading___Toc586_3465272">8</text:bookmark-ref></text:span><text:span text:style-name="T15">:</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48">Attribute</text:p>
            </table:table-cell>
            <table:table-cell table:style-name="Table3.A1" office:value-type="string">
              <text:p text:style-name="P48"><text:s/>FIT coefficient</text:p>
            </table:table-cell>
            <table:table-cell table:style-name="Table3.C1" office:value-type="string">
              <text:p text:style-name="P48"><text:s/>TEST coefficient</text:p>
            </table:table-cell>
          </table:table-row>
        </table:table-header-rows>
        <table:table-row>
          <table:table-cell table:style-name="Table3.A2" office:value-type="string">
            <text:p text:style-name="P48">NUMORS</text:p>
          </table:table-cell>
          <table:table-cell table:style-name="Table3.A2" office:value-type="string">
            <text:p text:style-name="P48"><text:s/>-0.051<text:span text:style-name="T15">6</text:span></text:p>
          </table:table-cell>
          <table:table-cell table:style-name="Table3.C2" office:value-type="string">
            <text:p text:style-name="P48"><text:s/>-0.<text:span text:style-name="T15">0516</text:span></text:p>
          </table:table-cell>
        </table:table-row>
        <table:table-row>
          <table:table-cell table:style-name="Table3.A2" office:value-type="string">
            <text:p text:style-name="P48">NUMANDS</text:p>
          </table:table-cell>
          <table:table-cell table:style-name="Table3.A2" office:value-type="string">
            <text:p text:style-name="P48"><text:s/>-0.0341</text:p>
          </table:table-cell>
          <table:table-cell table:style-name="Table3.C2" office:value-type="string">
            <text:p text:style-name="P49">-0.0341</text:p>
          </table:table-cell>
        </table:table-row>
        <table:table-row>
          <table:table-cell table:style-name="Table3.A2" office:value-type="string">
            <text:p text:style-name="P48">TOTOTORS</text:p>
          </table:table-cell>
          <table:table-cell table:style-name="Table3.A2" office:value-type="string">
            <text:p text:style-name="P48">-0.002<text:span text:style-name="T15">7</text:span></text:p>
          </table:table-cell>
          <table:table-cell table:style-name="Table3.C2" office:value-type="string">
            <text:p text:style-name="P48">-0.002<text:span text:style-name="T15">7</text:span></text:p>
          </table:table-cell>
        </table:table-row>
        <table:table-row>
          <table:table-cell table:style-name="Table3.A2" office:value-type="string">
            <text:p text:style-name="P48">TOTOPANDS</text:p>
          </table:table-cell>
          <table:table-cell table:style-name="Table3.A2" office:value-type="string">
            <text:p text:style-name="P49"><text:s/>n/a</text:p>
          </table:table-cell>
          <table:table-cell table:style-name="Table3.C2" office:value-type="string">
            <text:p text:style-name="P48">n/a</text:p>
          </table:table-cell>
        </table:table-row>
        <table:table-row>
          <table:table-cell table:style-name="Table3.A2" office:value-type="string">
            <text:p text:style-name="P48">VG</text:p>
          </table:table-cell>
          <table:table-cell table:style-name="Table3.A2" office:value-type="string">
            <text:p text:style-name="P48">-0.0372</text:p>
          </table:table-cell>
          <table:table-cell table:style-name="Table3.C2" office:value-type="string">
            <text:p text:style-name="P48">-0.03<text:span text:style-name="T15">72</text:span></text:p>
          </table:table-cell>
        </table:table-row>
        <table:table-row>
          <table:table-cell table:style-name="Table3.A2" office:value-type="string">
            <text:p text:style-name="P48">NLOGIC</text:p>
          </table:table-cell>
          <table:table-cell table:style-name="Table3.A2" office:value-type="string">
            <text:p text:style-name="P48">0.211<text:span text:style-name="T15">9</text:span></text:p>
          </table:table-cell>
          <table:table-cell table:style-name="Table3.C2" office:value-type="string">
            <text:p text:style-name="P48">0.2<text:span text:style-name="T15">119</text:span></text:p>
          </table:table-cell>
        </table:table-row>
        <table:table-row>
          <table:table-cell table:style-name="Table3.A2" office:value-type="string">
            <text:p text:style-name="P48">LOC</text:p>
          </table:table-cell>
          <table:table-cell table:style-name="Table3.A2" office:value-type="string">
            <text:p text:style-name="P48"><text:s/>0.0018</text:p>
          </table:table-cell>
          <table:table-cell table:style-name="Table3.C2" office:value-type="string">
            <text:p text:style-name="P48">0.001<text:span text:style-name="T15">8</text:span></text:p>
          </table:table-cell>
        </table:table-row>
        <table:table-row>
          <table:table-cell table:style-name="Table3.A2" office:value-type="string">
            <text:p text:style-name="P48">ELOC</text:p>
          </table:table-cell>
          <table:table-cell table:style-name="Table3.A2" office:value-type="string">
            <text:p text:style-name="P48"><text:s/>0.005</text:p>
          </table:table-cell>
          <table:table-cell table:style-name="Table3.C2" office:value-type="string">
            <text:p text:style-name="P48"><text:s/>n/a</text:p>
          </table:table-cell>
        </table:table-row>
        <table:table-row>
          <table:table-cell table:style-name="Table3.A2" office:value-type="string">
            <text:p text:style-name="P48"/>
          </table:table-cell>
          <table:table-cell table:style-name="Table3.A2" office:value-type="string">
            <text:p text:style-name="P48"/>
          </table:table-cell>
          <table:table-cell table:style-name="Table3.C2" office:value-type="string">
            <text:p text:style-name="P48"/>
          </table:table-cell>
        </table:table-row>
        <table:table-row>
          <table:table-cell table:style-name="Table3.A2" office:value-type="string">
            <text:p text:style-name="P48">vertical shiift</text:p>
          </table:table-cell>
          <table:table-cell table:style-name="Table3.A2" office:value-type="string">
            <text:p text:style-name="P48"><text:s/>-0.<text:span text:style-name="T15">3091</text:span></text:p>
          </table:table-cell>
          <table:table-cell table:style-name="Table3.C2" office:value-type="string">
            <text:p text:style-name="P48"><text:s/>-0.3<text:span text:style-name="T15">091</text:span></text:p>
          </table:table-cell>
        </table:table-row>
        <table:table-row>
          <table:table-cell table:style-name="Table3.A2" office:value-type="string">
            <text:p text:style-name="P48">Correlation Coefficient</text:p>
          </table:table-cell>
          <table:table-cell table:style-name="Table3.A2" office:value-type="string">
            <text:p text:style-name="P48">0.7<text:span text:style-name="T15">935</text:span></text:p>
          </table:table-cell>
          <table:table-cell table:style-name="Table3.C2" office:value-type="string">
            <text:p text:style-name="P51">0.829</text:p>
          </table:table-cell>
        </table:table-row>
      </table:table>
      <text:p text:style-name="P17"/>
      <text:p text:style-name="P15">Note: a value of n/a indicates that the attribute was not used in the <text:span text:style-name="T11">final </text:span>model.</text:p>
      <text:p text:style-name="P15"/>
      <text:p text:style-name="P17">A comparison of the data indicates that the TOTOPANDS (total number of operands) apparently did not affect the outcome and it’s appearance in the FIT model is probably due to a value on the interval (-0.00005,0], since values are rounded to 4 decimal places. <text:s/>In both models a correlation &gt; 0.70 indicates a strong positive correlation indicating that the number of faults could be predicted <text:soft-page-break/>from both models.</text:p>
      <text:p text:style-name="P17"/>
      <text:p text:style-name="P17"/>
      <text:p text:style-name="P17"/>
      <text:h text:style-name="P81" text:outline-level="3"><text:bookmark-start text:name="__RefHeading___Toc590_3465272"/>Linear Models – <text:span text:style-name="T15">No attribute selection</text:span><text:bookmark-end text:name="__RefHeading___Toc590_3465272"/></text:h>
      <text:p text:style-name="P62">With no attributes selected, the FIT model produced the folllowing model:</text:p>
      <text:p text:style-name="P44">FAULTS =</text:p>
      <text:p text:style-name="P43"/>
      <text:p text:style-name="P44"><text:s text:c="5"/>-0.0517 * NUMUORS +</text:p>
      <text:p text:style-name="P44"><text:s text:c="6"/>0.0341 * NUMUANDS +</text:p>
      <text:p text:style-name="P44"><text:s text:c="5"/>-0.0026 * TOTOTORS +</text:p>
      <text:p text:style-name="P44"><text:s text:c="5"/>-0 <text:s text:c="5"/>* TOTOPANDS +</text:p>
      <text:p text:style-name="P44"><text:s text:c="5"/>-0.0372 * VG +</text:p>
      <text:p text:style-name="P44"><text:s text:c="6"/>0.2118 * NLOGIC +</text:p>
      <text:p text:style-name="P44"><text:s text:c="6"/>0.0018 * LOC +</text:p>
      <text:p text:style-name="P44"><text:s text:c="6"/>0.005 <text:s/>* ELOC +</text:p>
      <text:p text:style-name="P44"><text:s text:c="5"/>-0.309 </text:p>
      <text:p text:style-name="P35"/>
      <text:p text:style-name="P28"><text:span text:style-name="T16">Again, o</text:span>f particular note is that the TOTOPANDS attribute is given <text:span text:style-name="T16">-0 weight indicating that its value is on the interval (-0.00005, 0], indicating that a reasonable model may be built ignoring the total number of operands. <text:s/>Applying the FIT model to the test data we get: </text:span></text:p>
      <text:p text:style-name="P38">FAULTS =</text:p>
      <text:p text:style-name="P38"><text:s text:c="5"/>-0.0517 * NUMUORS +</text:p>
      <text:p text:style-name="P38"><text:s text:c="6"/>0.0341 * NUMUANDS +</text:p>
      <text:p text:style-name="P38"><text:s text:c="5"/>-0.0026 * TOTOTORS +</text:p>
      <text:p text:style-name="P38"><text:s text:c="5"/>-0 <text:s text:c="5"/>* TOTOPANDS +</text:p>
      <text:p text:style-name="P38"><text:s text:c="5"/>-0.0372 * VG +</text:p>
      <text:p text:style-name="P38"><text:soft-page-break/><text:s text:c="6"/>0.2118 * NLOGIC +</text:p>
      <text:p text:style-name="P38"><text:s text:c="6"/>0.0018 * LOC +</text:p>
      <text:p text:style-name="P38"><text:s text:c="6"/>0.005 <text:s/>* ELOC +</text:p>
      <text:p text:style-name="P38"><text:s text:c="5"/>-0.309 </text:p>
      <text:p text:style-name="P9"/>
      <text:p text:style-name="P13">Again of note the TOTOPANDS attribute is not present indicating that it does not affect the calculations. <text:s/><text:span text:style-name="T17">We also observe that both the FIT and TEST have the same coefficients with correlations of 0.7969 and 0.829 respectively, showing </text:span><text:s/>however the TEST data also excludes the ELOC attribute. <text:s/>Comparing the coefficients we see the following:</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48">Attribute</text:p>
            </table:table-cell>
            <table:table-cell table:style-name="Table4.A1" office:value-type="string">
              <text:p text:style-name="P48"><text:s/>FIT coefficient</text:p>
            </table:table-cell>
            <table:table-cell table:style-name="Table4.C1" office:value-type="string">
              <text:p text:style-name="P48"><text:s/>TEST coefficient</text:p>
            </table:table-cell>
          </table:table-row>
        </table:table-header-rows>
        <table:table-row>
          <table:table-cell table:style-name="Table4.A2" office:value-type="string">
            <text:p text:style-name="P48">NUMORS</text:p>
          </table:table-cell>
          <table:table-cell table:style-name="Table4.A2" office:value-type="string">
            <text:p text:style-name="P48"><text:s/>-0.0517</text:p>
          </table:table-cell>
          <table:table-cell table:style-name="Table4.C2" office:value-type="string">
            <text:p text:style-name="P48"><text:s/>-0.<text:span text:style-name="T18">0517</text:span></text:p>
          </table:table-cell>
        </table:table-row>
        <table:table-row>
          <table:table-cell table:style-name="Table4.A2" office:value-type="string">
            <text:p text:style-name="P48">NUMANDS</text:p>
          </table:table-cell>
          <table:table-cell table:style-name="Table4.A2" office:value-type="string">
            <text:p text:style-name="P48"><text:s/>-0.0341</text:p>
          </table:table-cell>
          <table:table-cell table:style-name="Table4.C2" office:value-type="string">
            <text:p text:style-name="P48"><text:span text:style-name="T18">-</text:span>0.03<text:span text:style-name="T18">41</text:span></text:p>
          </table:table-cell>
        </table:table-row>
        <table:table-row>
          <table:table-cell table:style-name="Table4.A2" office:value-type="string">
            <text:p text:style-name="P48">TOTOTORS</text:p>
          </table:table-cell>
          <table:table-cell table:style-name="Table4.A2" office:value-type="string">
            <text:p text:style-name="P48">-0.0026</text:p>
          </table:table-cell>
          <table:table-cell table:style-name="Table4.C2" office:value-type="string">
            <text:p text:style-name="P48">-0.0021</text:p>
          </table:table-cell>
        </table:table-row>
        <table:table-row>
          <table:table-cell table:style-name="Table4.A2" office:value-type="string">
            <text:p text:style-name="P48">TOTOPANDS</text:p>
          </table:table-cell>
          <table:table-cell table:style-name="Table4.A2" office:value-type="string">
            <text:p text:style-name="P48">-0</text:p>
          </table:table-cell>
          <table:table-cell table:style-name="Table4.C2" office:value-type="string">
            <text:p text:style-name="P52">-0</text:p>
          </table:table-cell>
        </table:table-row>
        <table:table-row>
          <table:table-cell table:style-name="Table4.A2" office:value-type="string">
            <text:p text:style-name="P48">VG</text:p>
          </table:table-cell>
          <table:table-cell table:style-name="Table4.A2" office:value-type="string">
            <text:p text:style-name="P48">-0.0372</text:p>
          </table:table-cell>
          <table:table-cell table:style-name="Table4.C2" office:value-type="string">
            <text:p text:style-name="P48">-0.0<text:span text:style-name="T18">372</text:span></text:p>
          </table:table-cell>
        </table:table-row>
        <table:table-row>
          <table:table-cell table:style-name="Table4.A2" office:value-type="string">
            <text:p text:style-name="P48">NLOGIC</text:p>
          </table:table-cell>
          <table:table-cell table:style-name="Table4.A2" office:value-type="string">
            <text:p text:style-name="P48">0.2118</text:p>
          </table:table-cell>
          <table:table-cell table:style-name="Table4.C2" office:value-type="string">
            <text:p text:style-name="P48">0.2<text:span text:style-name="T18">118</text:span></text:p>
          </table:table-cell>
        </table:table-row>
        <table:table-row>
          <table:table-cell table:style-name="Table4.A2" office:value-type="string">
            <text:p text:style-name="P48">LOC</text:p>
          </table:table-cell>
          <table:table-cell table:style-name="Table4.A2" office:value-type="string">
            <text:p text:style-name="P48"><text:s/>0.0018</text:p>
          </table:table-cell>
          <table:table-cell table:style-name="Table4.C2" office:value-type="string">
            <text:p text:style-name="P48">0.001<text:span text:style-name="T18">8</text:span></text:p>
          </table:table-cell>
        </table:table-row>
        <table:table-row>
          <table:table-cell table:style-name="Table4.A2" office:value-type="string">
            <text:p text:style-name="P48">ELOC</text:p>
          </table:table-cell>
          <table:table-cell table:style-name="Table4.A2" office:value-type="string">
            <text:p text:style-name="P48"><text:s/>0.005</text:p>
          </table:table-cell>
          <table:table-cell table:style-name="Table4.C2" office:value-type="string">
            <text:p text:style-name="P52">0.005</text:p>
          </table:table-cell>
        </table:table-row>
        <table:table-row>
          <table:table-cell table:style-name="Table4.A2" office:value-type="string">
            <text:p text:style-name="P48"/>
          </table:table-cell>
          <table:table-cell table:style-name="Table4.A2" office:value-type="string">
            <text:p text:style-name="P48"/>
          </table:table-cell>
          <table:table-cell table:style-name="Table4.C2" office:value-type="string">
            <text:p text:style-name="P48"/>
          </table:table-cell>
        </table:table-row>
        <table:table-row>
          <table:table-cell table:style-name="Table4.A2" office:value-type="string">
            <text:p text:style-name="P48">vertical shiift</text:p>
          </table:table-cell>
          <table:table-cell table:style-name="Table4.A2" office:value-type="string">
            <text:p text:style-name="P48"><text:s/>-0.0309</text:p>
          </table:table-cell>
          <table:table-cell table:style-name="Table4.C2" office:value-type="string">
            <text:p text:style-name="P48"><text:s/>-0.<text:span text:style-name="T18">0309</text:span></text:p>
          </table:table-cell>
        </table:table-row>
        <table:table-row>
          <table:table-cell table:style-name="Table4.A2" office:value-type="string">
            <text:p text:style-name="P48">Correlation Coefficient</text:p>
          </table:table-cell>
          <table:table-cell table:style-name="Table4.A2" office:value-type="string">
            <text:p text:style-name="P48">0.<text:span text:style-name="T18">7969</text:span></text:p>
          </table:table-cell>
          <table:table-cell table:style-name="Table4.C2" office:value-type="string">
            <text:p text:style-name="P51">0.8<text:span text:style-name="T18">29</text:span></text:p>
          </table:table-cell>
        </table:table-row>
      </table:table>
      <text:p text:style-name="P17"/>
      <text:p text:style-name="P15">Note: a value of n/a indicates that the attribute was not used in the <text:span text:style-name="T11">final </text:span>model.</text:p>
      <text:p text:style-name="P15"/>
      <text:p text:style-name="P17">A comparison of the data indicates that the TOTOPANDS (total number of operands) apparently did not affect the outcome and it’s appearance in the FIT model is probably due to a value on the interval (-0.00005,0], since values are rounded to 4 decimal places. <text:s/>In both models a correlation &gt; <text:soft-page-break/>0.70 indicates a strong positive correlation indicating that the number of faults could be predicted from both models.</text:p>
      <text:h text:style-name="P80" text:outline-level="3"><text:bookmark-start text:name="__RefHeading___Toc592_3465272"/>Linear Models – <text:span text:style-name="T18">Decision Stump</text:span><text:bookmark-end text:name="__RefHeading___Toc592_3465272"/></text:h>
      <text:p text:style-name="P26">A <text:span text:style-name="T18">Decision stump model will attempt to merge and prune the decision tree to one node. <text:s/>The FIT data produced the folllowing model:</text:span></text:p>
      <text:p text:style-name="P42">NLOGIC &lt;= 14.0 : 1.3806818181818181</text:p>
      <text:p text:style-name="P42">NLOGIC &gt; 14.0 : 15.333333333333334</text:p>
      <text:p text:style-name="P42">NLOGIC is missing : 2.271276595744681</text:p>
      <text:p text:style-name="P36"/>
      <text:p text:style-name="P39"/>
      <text:p text:style-name="P28">Of particular note is that the <text:span text:style-name="T18">NLOGIC </text:span><text:s/>attribute <text:span text:style-name="T18">appears to be the key to the number of faults in the modules. <text:s/>This is expected due to the fact that logical operators indicate decisions which are usually the cause of faults in a program. <text:s text:c="2"/>Applying the FIT model to the test data we get similar results: </text:span></text:p>
      <text:p text:style-name="P40">NLOGIC &lt;= 14.0 : 1.3806818181818181</text:p>
      <text:p text:style-name="P40">NLOGIC &gt; 14.0 : 15.333333333333334</text:p>
      <text:p text:style-name="P40">NLOGIC is missing : 2.271276595744681</text:p>
      <text:p text:style-name="P41"/>
      <text:p text:style-name="P18">A comparison of the <text:span text:style-name="T19">WEKA analysis indicated that the larger data set was less reliable with a correlation coefficient of 0.5941. <text:s/>The smaller test data had a correlation of 0.7111 indicating <text:s/>a positive correlation.</text:span></text:p>
      <text:p text:style-name="P18"/>
      <text:p text:style-name="P69"/>
      <text:p text:style-name="P18"/>
      <text:h text:style-name="P82" text:outline-level="3"><text:bookmark-start text:name="__RefHeading___Toc1478_2082600455"/>Data Summary<text:bookmark-end text:name="__RefHeading___Toc1478_2082600455"/></text:h>
      <text:p text:style-name="P63"/>
      <text:p text:style-name="P64">The tabular data may be summarized as follows:</text:p>
      <table:table table:name="Table5" table:style-name="Table5">
        <table:table-column table:style-name="Table5.A"/>
        <table:table-column table:style-name="Table5.B" table:number-columns-repeated="5"/>
        <table:table-column table:style-name="Table5.G"/>
        <table:table-row>
          <table:table-cell table:style-name="Table5.A1" office:value-type="string">
            <text:p text:style-name="P65">Attribute</text:p>
          </table:table-cell>
          <table:table-cell table:style-name="Table5.B1" table:number-columns-spanned="6" office:value-type="string">
            <text:p text:style-name="P65"><text:s/>Linear Regression</text:p>
          </table:table-cell>
          <table:covered-table-cell/>
          <table:covered-table-cell/>
          <table:covered-table-cell/>
          <table:covered-table-cell/>
          <table:covered-table-cell/>
        </table:table-row>
        <table:table-row>
          <table:table-cell table:style-name="Table5.A2" office:value-type="string">
            <text:p text:style-name="P53"/>
          </table:table-cell>
          <table:table-cell table:style-name="Table5.A2" table:number-columns-spanned="2" office:value-type="string">
            <text:p text:style-name="P66">Greedy</text:p>
          </table:table-cell>
          <table:covered-table-cell/>
          <table:table-cell table:style-name="Table5.A2" table:number-columns-spanned="2" office:value-type="string">
            <text:p text:style-name="P66">M5</text:p>
          </table:table-cell>
          <table:covered-table-cell/>
          <table:table-cell table:style-name="Table5.F2" table:number-columns-spanned="2" office:value-type="string">
            <text:p text:style-name="P66">None</text:p>
          </table:table-cell>
          <table:covered-table-cell/>
        </table:table-row>
        <table:table-row>
          <table:table-cell table:style-name="Table5.A2" office:value-type="string">
            <text:p text:style-name="P53"/>
          </table:table-cell>
          <table:table-cell table:style-name="Table5.A2" office:value-type="string">
            <text:p text:style-name="P66">FIT</text:p>
          </table:table-cell>
          <table:table-cell table:style-name="Table5.A2" office:value-type="string">
            <text:p text:style-name="P66">TEST</text:p>
          </table:table-cell>
          <table:table-cell table:style-name="Table5.A2" office:value-type="string">
            <text:p text:style-name="P66">FIT</text:p>
          </table:table-cell>
          <table:table-cell table:style-name="Table5.A2" office:value-type="string">
            <text:p text:style-name="P66">TEST</text:p>
          </table:table-cell>
          <table:table-cell table:style-name="Table5.A2" office:value-type="string">
            <text:p text:style-name="P66">FIT</text:p>
          </table:table-cell>
          <table:table-cell table:style-name="Table5.F2" office:value-type="string">
            <text:p text:style-name="P66">TEST</text:p>
          </table:table-cell>
        </table:table-row>
        <table:table-row>
          <table:table-cell table:style-name="Table5.A2" office:value-type="string">
            <text:p text:style-name="P54">NUMORS</text:p>
          </table:table-cell>
          <table:table-cell table:style-name="Table5.A2" office:value-type="string">
            <text:p text:style-name="P55"><text:s/>-0.0517</text:p>
          </table:table-cell>
          <table:table-cell table:style-name="Table5.A2" office:value-type="string">
            <text:p text:style-name="P55"><text:s/>-0.<text:span text:style-name="T21">0</text:span>482</text:p>
          </table:table-cell>
          <table:table-cell table:style-name="Table5.A2" office:value-type="string">
            <text:p text:style-name="P54"><text:s/>-0.051<text:span text:style-name="T15">6</text:span></text:p>
          </table:table-cell>
          <table:table-cell table:style-name="Table5.A2" office:value-type="string">
            <text:p text:style-name="P54"><text:s/>-0.<text:span text:style-name="T15">0516</text:span></text:p>
          </table:table-cell>
          <table:table-cell table:style-name="Table5.A2" office:value-type="string">
            <text:p text:style-name="P54"><text:s/>-0.0517</text:p>
          </table:table-cell>
          <table:table-cell table:style-name="Table5.F2" office:value-type="string">
            <text:p text:style-name="P54"><text:s/>-0.<text:span text:style-name="T18">0517</text:span></text:p>
          </table:table-cell>
        </table:table-row>
        <table:table-row>
          <table:table-cell table:style-name="Table5.A2" office:value-type="string">
            <text:p text:style-name="P54">NUMANDS</text:p>
          </table:table-cell>
          <table:table-cell table:style-name="Table5.A2" office:value-type="string">
            <text:p text:style-name="P55"><text:s/>-0.0341</text:p>
          </table:table-cell>
          <table:table-cell table:style-name="Table5.A2" office:value-type="string">
            <text:p text:style-name="P55">0.0336</text:p>
          </table:table-cell>
          <table:table-cell table:style-name="Table5.A2" office:value-type="string">
            <text:p text:style-name="P54"><text:s/>-0.0341</text:p>
          </table:table-cell>
          <table:table-cell table:style-name="Table5.A2" office:value-type="string">
            <text:p text:style-name="P56">-0.0341</text:p>
          </table:table-cell>
          <table:table-cell table:style-name="Table5.A2" office:value-type="string">
            <text:p text:style-name="P54"><text:s/>-0.0341</text:p>
          </table:table-cell>
          <table:table-cell table:style-name="Table5.F2" office:value-type="string">
            <text:p text:style-name="P54"><text:span text:style-name="T18">-</text:span>0.03<text:span text:style-name="T18">41</text:span></text:p>
          </table:table-cell>
        </table:table-row>
        <table:table-row>
          <table:table-cell table:style-name="Table5.A2" office:value-type="string">
            <text:p text:style-name="P54">TOTOTORS</text:p>
          </table:table-cell>
          <table:table-cell table:style-name="Table5.A2" office:value-type="string">
            <text:p text:style-name="P55">-0.0026</text:p>
          </table:table-cell>
          <table:table-cell table:style-name="Table5.A2" office:value-type="string">
            <text:p text:style-name="P55">-0.0021</text:p>
          </table:table-cell>
          <table:table-cell table:style-name="Table5.A2" office:value-type="string">
            <text:p text:style-name="P54">-0.002<text:span text:style-name="T15">7</text:span></text:p>
          </table:table-cell>
          <table:table-cell table:style-name="Table5.A2" office:value-type="string">
            <text:p text:style-name="P54">-0.002<text:span text:style-name="T15">7</text:span></text:p>
          </table:table-cell>
          <table:table-cell table:style-name="Table5.A2" office:value-type="string">
            <text:p text:style-name="P54">-0.0026</text:p>
          </table:table-cell>
          <table:table-cell table:style-name="Table5.F2" office:value-type="string">
            <text:p text:style-name="P54">-0.0021</text:p>
          </table:table-cell>
        </table:table-row>
        <table:table-row>
          <table:table-cell table:style-name="Table5.A2" office:value-type="string">
            <text:p text:style-name="P54">TOTOPANDS</text:p>
          </table:table-cell>
          <table:table-cell table:style-name="Table5.A2" office:value-type="string">
            <text:p text:style-name="P55">-0</text:p>
          </table:table-cell>
          <table:table-cell table:style-name="Table5.A2" office:value-type="string">
            <text:p text:style-name="P55">n/a</text:p>
          </table:table-cell>
          <table:table-cell table:style-name="Table5.A2" office:value-type="string">
            <text:p text:style-name="P56"><text:s/>n/a</text:p>
          </table:table-cell>
          <table:table-cell table:style-name="Table5.A2" office:value-type="string">
            <text:p text:style-name="P54">n/a</text:p>
          </table:table-cell>
          <table:table-cell table:style-name="Table5.A2" office:value-type="string">
            <text:p text:style-name="P54">-0</text:p>
          </table:table-cell>
          <table:table-cell table:style-name="Table5.F2" office:value-type="string">
            <text:p text:style-name="P60">-0</text:p>
          </table:table-cell>
        </table:table-row>
        <table:table-row>
          <table:table-cell table:style-name="Table5.A2" office:value-type="string">
            <text:p text:style-name="P54">VG</text:p>
          </table:table-cell>
          <table:table-cell table:style-name="Table5.A2" office:value-type="string">
            <text:p text:style-name="P55">-0.0372</text:p>
          </table:table-cell>
          <table:table-cell table:style-name="Table5.A2" office:value-type="string">
            <text:p text:style-name="P55">-0.0337</text:p>
          </table:table-cell>
          <table:table-cell table:style-name="Table5.A2" office:value-type="string">
            <text:p text:style-name="P54">-0.0372</text:p>
          </table:table-cell>
          <table:table-cell table:style-name="Table5.A2" office:value-type="string">
            <text:p text:style-name="P54">-0.03<text:span text:style-name="T15">72</text:span></text:p>
          </table:table-cell>
          <table:table-cell table:style-name="Table5.A2" office:value-type="string">
            <text:p text:style-name="P54">-0.0372</text:p>
          </table:table-cell>
          <table:table-cell table:style-name="Table5.F2" office:value-type="string">
            <text:p text:style-name="P54">-0.0<text:span text:style-name="T18">372</text:span></text:p>
          </table:table-cell>
        </table:table-row>
        <table:table-row>
          <table:table-cell table:style-name="Table5.A2" office:value-type="string">
            <text:p text:style-name="P54">NLOGIC</text:p>
          </table:table-cell>
          <table:table-cell table:style-name="Table5.A2" office:value-type="string">
            <text:p text:style-name="P55">0.2118</text:p>
          </table:table-cell>
          <table:table-cell table:style-name="Table5.A2" office:value-type="string">
            <text:p text:style-name="P55">0.2088</text:p>
          </table:table-cell>
          <table:table-cell table:style-name="Table5.A2" office:value-type="string">
            <text:p text:style-name="P54">0.211<text:span text:style-name="T15">9</text:span></text:p>
          </table:table-cell>
          <table:table-cell table:style-name="Table5.A2" office:value-type="string">
            <text:p text:style-name="P54">0.2<text:span text:style-name="T15">119</text:span></text:p>
          </table:table-cell>
          <table:table-cell table:style-name="Table5.A2" office:value-type="string">
            <text:p text:style-name="P54">0.2118</text:p>
          </table:table-cell>
          <table:table-cell table:style-name="Table5.F2" office:value-type="string">
            <text:p text:style-name="P54">0.2<text:span text:style-name="T18">118</text:span></text:p>
          </table:table-cell>
        </table:table-row>
        <table:table-row>
          <table:table-cell table:style-name="Table5.A2" office:value-type="string">
            <text:p text:style-name="P54">LOC</text:p>
          </table:table-cell>
          <table:table-cell table:style-name="Table5.A2" office:value-type="string">
            <text:p text:style-name="P55"><text:s/>0.0018</text:p>
          </table:table-cell>
          <table:table-cell table:style-name="Table5.A2" office:value-type="string">
            <text:p text:style-name="P55">0.0019</text:p>
          </table:table-cell>
          <table:table-cell table:style-name="Table5.A2" office:value-type="string">
            <text:p text:style-name="P54"><text:s/>0.0018</text:p>
          </table:table-cell>
          <table:table-cell table:style-name="Table5.A2" office:value-type="string">
            <text:p text:style-name="P54">0.001<text:span text:style-name="T15">8</text:span></text:p>
          </table:table-cell>
          <table:table-cell table:style-name="Table5.A2" office:value-type="string">
            <text:p text:style-name="P54"><text:s/>0.0018</text:p>
          </table:table-cell>
          <table:table-cell table:style-name="Table5.F2" office:value-type="string">
            <text:p text:style-name="P54">0.001<text:span text:style-name="T18">8</text:span></text:p>
          </table:table-cell>
        </table:table-row>
        <table:table-row>
          <table:table-cell table:style-name="Table5.A2" office:value-type="string">
            <text:p text:style-name="P54">ELOC</text:p>
          </table:table-cell>
          <table:table-cell table:style-name="Table5.A2" office:value-type="string">
            <text:p text:style-name="P55"><text:s/>0.005</text:p>
          </table:table-cell>
          <table:table-cell table:style-name="Table5.A2" office:value-type="string">
            <text:p text:style-name="P55"><text:s/>n/a</text:p>
          </table:table-cell>
          <table:table-cell table:style-name="Table5.A2" office:value-type="string">
            <text:p text:style-name="P54"><text:s/>0.005</text:p>
          </table:table-cell>
          <table:table-cell table:style-name="Table5.A2" office:value-type="string">
            <text:p text:style-name="P54"><text:s/>n/a</text:p>
          </table:table-cell>
          <table:table-cell table:style-name="Table5.A2" office:value-type="string">
            <text:p text:style-name="P54"><text:s/>0.005</text:p>
          </table:table-cell>
          <table:table-cell table:style-name="Table5.F2" office:value-type="string">
            <text:p text:style-name="P60">0.005</text:p>
          </table:table-cell>
        </table:table-row>
        <table:table-row>
          <table:table-cell table:style-name="Table5.A2" office:value-type="string">
            <text:p text:style-name="P54"/>
          </table:table-cell>
          <table:table-cell table:style-name="Table5.A2" office:value-type="string">
            <text:p text:style-name="P55"/>
          </table:table-cell>
          <table:table-cell table:style-name="Table5.A2" office:value-type="string">
            <text:p text:style-name="P55"/>
          </table:table-cell>
          <table:table-cell table:style-name="Table5.A2" office:value-type="string">
            <text:p text:style-name="P54"/>
          </table:table-cell>
          <table:table-cell table:style-name="Table5.A2" office:value-type="string">
            <text:p text:style-name="P54"/>
          </table:table-cell>
          <table:table-cell table:style-name="Table5.A2" office:value-type="string">
            <text:p text:style-name="P54"/>
          </table:table-cell>
          <table:table-cell table:style-name="Table5.F2" office:value-type="string">
            <text:p text:style-name="P54"/>
          </table:table-cell>
        </table:table-row>
        <table:table-row>
          <table:table-cell table:style-name="Table5.A2" office:value-type="string">
            <text:p text:style-name="P57">Vertical Shift</text:p>
          </table:table-cell>
          <table:table-cell table:style-name="Table5.A2" office:value-type="string">
            <text:p text:style-name="P55"><text:s/>-0.0309</text:p>
          </table:table-cell>
          <table:table-cell table:style-name="Table5.A2" office:value-type="string">
            <text:p text:style-name="P55"><text:s/>-0.3225</text:p>
          </table:table-cell>
          <table:table-cell table:style-name="Table5.A2" office:value-type="string">
            <text:p text:style-name="P54"><text:s/>-0.<text:span text:style-name="T15">3091</text:span></text:p>
          </table:table-cell>
          <table:table-cell table:style-name="Table5.A2" office:value-type="string">
            <text:p text:style-name="P54"><text:s/>-0.3<text:span text:style-name="T15">091</text:span></text:p>
          </table:table-cell>
          <table:table-cell table:style-name="Table5.A2" office:value-type="string">
            <text:p text:style-name="P54"><text:s/>-0.0309</text:p>
          </table:table-cell>
          <table:table-cell table:style-name="Table5.F2" office:value-type="string">
            <text:p text:style-name="P54"><text:s/>-0.<text:span text:style-name="T18">0309</text:span></text:p>
          </table:table-cell>
        </table:table-row>
        <table:table-row>
          <table:table-cell table:style-name="Table5.A2" office:value-type="string">
            <text:p text:style-name="P57">Correlation</text:p>
          </table:table-cell>
          <table:table-cell table:style-name="Table5.A2" office:value-type="string">
            <text:p text:style-name="P55">0.7961</text:p>
          </table:table-cell>
          <table:table-cell table:style-name="Table5.A2" office:value-type="string">
            <text:p text:style-name="P58">0.8314</text:p>
          </table:table-cell>
          <table:table-cell table:style-name="Table5.A2" office:value-type="string">
            <text:p text:style-name="P54">0.7<text:span text:style-name="T15">935</text:span></text:p>
          </table:table-cell>
          <table:table-cell table:style-name="Table5.A2" office:value-type="string">
            <text:p text:style-name="P59">0.829</text:p>
          </table:table-cell>
          <table:table-cell table:style-name="Table5.A2" office:value-type="string">
            <text:p text:style-name="P54">0.<text:span text:style-name="T18">7969</text:span></text:p>
          </table:table-cell>
          <table:table-cell table:style-name="Table5.F2" office:value-type="string">
            <text:p text:style-name="P59">0.8<text:span text:style-name="T18">29</text:span></text:p>
          </table:table-cell>
        </table:table-row>
      </table:table>
      <text:p text:style-name="P64">,</text:p>
      <text:p text:style-name="P68">All Linear algorithms appeared to converge to the same values with reasonably high degrees of correlation. <text:span text:style-name="T21">As expected the TOTOPANDS have no affect on the outcome and as shown in the Decision Stump analysis, the number of logical operands (NLOGIC) appear to be the most significant indicator of quality.</text:span></text:p>
      <text:p text:style-name="P67"/>
      <text:h text:style-name="P77" text:outline-level="1"><text:bookmark-start text:name="__RefHeading___Toc2244_1898295838"/><text:soft-page-break/>Appendix A – WEKA Output<text:bookmark-end text:name="__RefHeading___Toc2244_1898295838"/></text:h>
      <text:h text:style-name="Heading_20_2" text:outline-level="2"><text:bookmark-start text:name="__RefHeading___Toc2246_1898295838"/>FIT data – <text:span text:style-name="T20">Linear</text:span> <text:span text:style-name="T20">Regression - G</text:span>reedy<text:bookmark-end text:name="__RefHeading___Toc2246_1898295838"/></text:h>
      <text:p text:style-name="P10">=== Run information ===</text:p>
      <text:p text:style-name="P10"/>
      <text:p text:style-name="P10">Scheme: <text:s text:c="6"/>weka.classifiers.functions.LinearRegression -S 2 -R 1.0E-8 -num-decimal-places 4</text:p>
      <text:p text:style-name="P10">Relation: <text:s text:c="4"/>FIT</text:p>
      <text:p text:style-name="P10">Instances: <text:s text:c="3"/>188</text:p>
      <text:p text:style-name="P10">Attributes: <text:s text:c="2"/>9</text:p>
      <text:p text:style-name="P10"><text:s text:c="14"/>NUMUORS</text:p>
      <text:p text:style-name="P10"><text:s text:c="14"/>NUMUANDS</text:p>
      <text:p text:style-name="P10"><text:s text:c="14"/>TOTOTORS</text:p>
      <text:p text:style-name="P10"><text:s text:c="14"/>TOTOPANDS</text:p>
      <text:p text:style-name="P10"><text:s text:c="14"/>VG</text:p>
      <text:p text:style-name="P10"><text:s text:c="14"/>NLOGIC</text:p>
      <text:p text:style-name="P10"><text:s text:c="14"/>LOC</text:p>
      <text:p text:style-name="P10"><text:s text:c="14"/>ELOC</text:p>
      <text:p text:style-name="P10"><text:s text:c="14"/>FAULTS</text:p>
      <text:p text:style-name="P10">Test mode: <text:s text:c="3"/>10-fold cross-validation</text:p>
      <text:p text:style-name="P10"/>
      <text:p text:style-name="P10">=== Classifier model (full training set) ===</text:p>
      <text:p text:style-name="P10"/>
      <text:p text:style-name="P10"/>
      <text:p text:style-name="P10">Linear Regression Model</text:p>
      <text:p text:style-name="P10"/>
      <text:p text:style-name="P10">FAULTS =</text:p>
      <text:p text:style-name="P10"><text:soft-page-break/></text:p>
      <text:p text:style-name="P10"><text:s text:c="5"/>-0.0482 * NUMUORS +</text:p>
      <text:p text:style-name="P10"><text:s text:c="6"/>0.0336 * NUMUANDS +</text:p>
      <text:p text:style-name="P10"><text:s text:c="5"/>-0.0021 * TOTOTORS +</text:p>
      <text:p text:style-name="P10"><text:s text:c="5"/>-0.0337 * VG +</text:p>
      <text:p text:style-name="P10"><text:s text:c="6"/>0.2088 * NLOGIC +</text:p>
      <text:p text:style-name="P10"><text:s text:c="6"/>0.0019 * LOC +</text:p>
      <text:p text:style-name="P10"><text:s text:c="5"/>-0.3255</text:p>
      <text:p text:style-name="P10"/>
      <text:p text:style-name="P10">Time taken to build model: 0.06 seconds</text:p>
      <text:p text:style-name="P10"/>
      <text:p text:style-name="P10">=== Cross-validation ===</text:p>
      <text:p text:style-name="P10">=== Summary ===</text:p>
      <text:p text:style-name="P10"/>
      <text:p text:style-name="P10">Correlation coefficient <text:s text:c="17"/>0.7961</text:p>
      <text:p text:style-name="P10">Mean absolute error <text:s text:c="21"/>1.6939</text:p>
      <text:p text:style-name="P10">Root mean squared error <text:s text:c="17"/>2.8425</text:p>
      <text:p text:style-name="P10">Relative absolute error <text:s text:c="16"/>58.6027 %</text:p>
      <text:p text:style-name="P10">Root relative squared error <text:s text:c="12"/>60.9977 %</text:p>
      <text:p text:style-name="P10">Total Number of Instances <text:s text:c="13"/>188 <text:s text:c="4"/></text:p>
      <text:h text:style-name="Heading_20_2" text:outline-level="2"><text:bookmark-start text:name="__RefHeading___Toc2248_1898295838"/>FIT data – Linear Regression – <text:span text:style-name="T20">M5</text:span><text:bookmark-end text:name="__RefHeading___Toc2248_1898295838"/></text:h>
      <text:p text:style-name="Text_20_body"/>
      <text:p text:style-name="P10">=== Run information ===</text:p>
      <text:p text:style-name="P10"/>
      <text:p text:style-name="P10">Scheme: <text:s text:c="6"/>weka.classifiers.functions.LinearRegression -S 0 -R 1.0E-8 -num-decimal-places 4</text:p>
      <text:p text:style-name="P10"><text:soft-page-break/>Relation: <text:s text:c="4"/>FIT</text:p>
      <text:p text:style-name="P10">Instances: <text:s text:c="3"/>188</text:p>
      <text:p text:style-name="P10">Attributes: <text:s text:c="2"/>9</text:p>
      <text:p text:style-name="P10"><text:s text:c="14"/>NUMUORS</text:p>
      <text:p text:style-name="P10"><text:s text:c="14"/>NUMUANDS</text:p>
      <text:p text:style-name="P10"><text:s text:c="14"/>TOTOTORS</text:p>
      <text:p text:style-name="P10"><text:s text:c="14"/>TOTOPANDS</text:p>
      <text:p text:style-name="P10"><text:s text:c="14"/>VG</text:p>
      <text:p text:style-name="P10"><text:s text:c="14"/>NLOGIC</text:p>
      <text:p text:style-name="P10"><text:s text:c="14"/>LOC</text:p>
      <text:p text:style-name="P10"><text:s text:c="14"/>ELOC</text:p>
      <text:p text:style-name="P10"><text:s text:c="14"/>FAULTS</text:p>
      <text:p text:style-name="P10">Test mode: <text:s text:c="3"/>10-fold cross-validation</text:p>
      <text:p text:style-name="P10"/>
      <text:p text:style-name="P10">=== Classifier model (full training set) ===</text:p>
      <text:p text:style-name="P10"/>
      <text:p text:style-name="P10"/>
      <text:p text:style-name="P10">Linear Regression Model</text:p>
      <text:p text:style-name="P10"/>
      <text:p text:style-name="P10">FAULTS =</text:p>
      <text:p text:style-name="P10"/>
      <text:p text:style-name="P10"><text:s text:c="5"/>-0.0516 * NUMUORS +</text:p>
      <text:p text:style-name="P10"><text:s text:c="6"/>0.0341 * NUMUANDS +</text:p>
      <text:p text:style-name="P10"><text:s text:c="5"/>-0.0027 * TOTOTORS +</text:p>
      <text:p text:style-name="P10"><text:s text:c="5"/>-0.0372 * VG +</text:p>
      <text:p text:style-name="P10"><text:s text:c="6"/>0.2119 * NLOGIC +</text:p>
      <text:p text:style-name="P10"><text:soft-page-break/><text:s text:c="6"/>0.0018 * LOC +</text:p>
      <text:p text:style-name="P10"><text:s text:c="6"/>0.005 <text:s/>* ELOC +</text:p>
      <text:p text:style-name="P10"><text:s text:c="5"/>-0.3091</text:p>
      <text:p text:style-name="P10"/>
      <text:p text:style-name="P10">Time taken to build model: 0.22 seconds</text:p>
      <text:p text:style-name="P10"/>
      <text:p text:style-name="P10">=== Cross-validation ===</text:p>
      <text:p text:style-name="P10">=== Summary ===</text:p>
      <text:p text:style-name="P10"/>
      <text:p text:style-name="P10">Correlation coefficient <text:s text:c="17"/>0.7935</text:p>
      <text:p text:style-name="P10">Mean absolute error <text:s text:c="21"/>1.7017</text:p>
      <text:p text:style-name="P10">Root mean squared error <text:s text:c="17"/>2.8612</text:p>
      <text:p text:style-name="P10">Relative absolute error <text:s text:c="16"/>58.8734 %</text:p>
      <text:p text:style-name="P10">Root relative squared error <text:s text:c="12"/>61.3972 %</text:p>
      <text:p text:style-name="P10">Total Number of Instances <text:s text:c="13"/>188 <text:s text:c="4"/></text:p>
      <text:p text:style-name="P10"/>
      <text:h text:style-name="P86" text:outline-level="2"><text:bookmark-start text:name="__RefHeading___Toc2250_1898295838"/>FIT data – <text:span text:style-name="T20">Linear</text:span> <text:span text:style-name="T20">Regression – None</text:span><text:bookmark-end text:name="__RefHeading___Toc2250_1898295838"/></text:h>
      <text:p text:style-name="P30"/>
      <text:p text:style-name="P10">=== Run information ===</text:p>
      <text:p text:style-name="P10"/>
      <text:p text:style-name="P10">Scheme: <text:s text:c="6"/>weka.classifiers.functions.LinearRegression -S 1 -R 1.0E-8 -num-decimal-places 4</text:p>
      <text:p text:style-name="P10">Relation: <text:s text:c="4"/>FIT</text:p>
      <text:p text:style-name="P10">Instances: <text:s text:c="3"/>188</text:p>
      <text:p text:style-name="P10">Attributes: <text:s text:c="2"/>9</text:p>
      <text:p text:style-name="P10"><text:s text:c="14"/>NUMUORS</text:p>
      <text:p text:style-name="P10"><text:soft-page-break/><text:s text:c="14"/>NUMUANDS</text:p>
      <text:p text:style-name="P10"><text:s text:c="14"/>TOTOTORS</text:p>
      <text:p text:style-name="P10"><text:s text:c="14"/>TOTOPANDS</text:p>
      <text:p text:style-name="P10"><text:s text:c="14"/>VG</text:p>
      <text:p text:style-name="P10"><text:s text:c="14"/>NLOGIC</text:p>
      <text:p text:style-name="P10"><text:s text:c="14"/>LOC</text:p>
      <text:p text:style-name="P10"><text:s text:c="14"/>ELOC</text:p>
      <text:p text:style-name="P10"><text:s text:c="14"/>FAULTS</text:p>
      <text:p text:style-name="P10">Test mode: <text:s text:c="3"/>10-fold cross-validation</text:p>
      <text:p text:style-name="P10"/>
      <text:p text:style-name="P10">=== Classifier model (full training set) ===</text:p>
      <text:p text:style-name="P10"/>
      <text:p text:style-name="P10"/>
      <text:p text:style-name="P10">Linear Regression Model</text:p>
      <text:p text:style-name="P10"/>
      <text:p text:style-name="P10">FAULTS =</text:p>
      <text:p text:style-name="P10"/>
      <text:p text:style-name="P10"><text:s text:c="5"/>-0.0517 * NUMUORS +</text:p>
      <text:p text:style-name="P10"><text:s text:c="6"/>0.0341 * NUMUANDS +</text:p>
      <text:p text:style-name="P10"><text:s text:c="5"/>-0.0026 * TOTOTORS +</text:p>
      <text:p text:style-name="P10"><text:s text:c="5"/>-0 <text:s text:c="5"/>* TOTOPANDS +</text:p>
      <text:p text:style-name="P10"><text:s text:c="5"/>-0.0372 * VG +</text:p>
      <text:p text:style-name="P10"><text:s text:c="6"/>0.2118 * NLOGIC +</text:p>
      <text:p text:style-name="P10"><text:s text:c="6"/>0.0018 * LOC +</text:p>
      <text:p text:style-name="P10"><text:s text:c="6"/>0.005 <text:s/>* ELOC +</text:p>
      <text:p text:style-name="P10"><text:s text:c="5"/>-0.309 </text:p>
      <text:p text:style-name="P10"><text:soft-page-break/></text:p>
      <text:p text:style-name="P10">Time taken to build model: 0 seconds</text:p>
      <text:p text:style-name="P10"/>
      <text:p text:style-name="P10">=== Cross-validation ===</text:p>
      <text:p text:style-name="P10">=== Summary ===</text:p>
      <text:p text:style-name="P10"/>
      <text:p text:style-name="P10">Correlation coefficient <text:s text:c="17"/>0.7969</text:p>
      <text:p text:style-name="P10">Mean absolute error <text:s text:c="21"/>1.6902</text:p>
      <text:p text:style-name="P10">Root mean squared error <text:s text:c="17"/>2.8362</text:p>
      <text:p text:style-name="P10">Relative absolute error <text:s text:c="16"/>58.4755 %</text:p>
      <text:p text:style-name="P10">Root relative squared error <text:s text:c="12"/>60.8616 %</text:p>
      <text:p text:style-name="P10">Total Number of Instances <text:s text:c="13"/>188 <text:s text:c="4"/></text:p>
      <text:p text:style-name="P10"/>
      <text:h text:style-name="P87" text:outline-level="2"><text:bookmark-start text:name="__RefHeading___Toc2252_1898295838"/>FIT Data – Decision Stump<text:bookmark-end text:name="__RefHeading___Toc2252_1898295838"/></text:h>
      <text:p text:style-name="P30"/>
      <text:p text:style-name="P10">=== Run information ===</text:p>
      <text:p text:style-name="P10"/>
      <text:p text:style-name="P10">Scheme: <text:s text:c="6"/>weka.classifiers.trees.DecisionStump </text:p>
      <text:p text:style-name="P10">Relation: <text:s text:c="4"/>FIT</text:p>
      <text:p text:style-name="P10">Instances: <text:s text:c="3"/>188</text:p>
      <text:p text:style-name="P10">Attributes: <text:s text:c="2"/>9</text:p>
      <text:p text:style-name="P10"><text:s text:c="14"/>NUMUORS</text:p>
      <text:p text:style-name="P10"><text:s text:c="14"/>NUMUANDS</text:p>
      <text:p text:style-name="P10"><text:s text:c="14"/>TOTOTORS</text:p>
      <text:p text:style-name="P10"><text:s text:c="14"/>TOTOPANDS</text:p>
      <text:p text:style-name="P10"><text:s text:c="14"/>VG</text:p>
      <text:p text:style-name="P10"><text:soft-page-break/><text:s text:c="14"/>NLOGIC</text:p>
      <text:p text:style-name="P10"><text:s text:c="14"/>LOC</text:p>
      <text:p text:style-name="P10"><text:s text:c="14"/>ELOC</text:p>
      <text:p text:style-name="P10"><text:s text:c="14"/>FAULTS</text:p>
      <text:p text:style-name="P10">Test mode: <text:s text:c="3"/>10-fold cross-validation</text:p>
      <text:p text:style-name="P10"/>
      <text:p text:style-name="P10">=== Classifier model (full training set) ===</text:p>
      <text:p text:style-name="P10"/>
      <text:p text:style-name="P10">Decision Stump</text:p>
      <text:p text:style-name="P10"/>
      <text:p text:style-name="P10">Classifications</text:p>
      <text:p text:style-name="P10"/>
      <text:p text:style-name="P10">NLOGIC &lt;= 14.0 : 1.3806818181818181</text:p>
      <text:p text:style-name="P10">NLOGIC &gt; 14.0 : 15.333333333333334</text:p>
      <text:p text:style-name="P10">NLOGIC is missing : 2.271276595744681</text:p>
      <text:p text:style-name="P10"/>
      <text:p text:style-name="P10"/>
      <text:p text:style-name="P10">Time taken to build model: 0.01 seconds</text:p>
      <text:p text:style-name="P10"/>
      <text:p text:style-name="P10">=== Cross-validation ===</text:p>
      <text:p text:style-name="P10">=== Summary ===</text:p>
      <text:p text:style-name="P10"/>
      <text:p text:style-name="P10">Correlation coefficient <text:s text:c="17"/>0.5941</text:p>
      <text:p text:style-name="P10">Mean absolute error <text:s text:c="21"/>2.2173</text:p>
      <text:p text:style-name="P10">Root mean squared error <text:s text:c="17"/>3.7905</text:p>
      <text:p text:style-name="P10">Relative absolute error <text:s text:c="16"/>76.7091 %</text:p>
      <text:p text:style-name="P10"><text:soft-page-break/>Root relative squared error <text:s text:c="12"/>81.3406 %</text:p>
      <text:p text:style-name="P10">Total Number of Instances <text:s text:c="13"/>188 <text:s text:c="4"/></text:p>
      <text:p text:style-name="P10"/>
      <text:h text:style-name="P87" text:outline-level="2"><text:bookmark-start text:name="__RefHeading___Toc2254_1898295838"/>TEST Data Linear Regression - Greedy<text:bookmark-end text:name="__RefHeading___Toc2254_1898295838"/></text:h>
      <text:p text:style-name="P10">=== Run information ===</text:p>
      <text:p text:style-name="P10"/>
      <text:p text:style-name="P10">Scheme: <text:s text:c="6"/>weka.classifiers.functions.LinearRegression -S 2 -R 1.0E-8 -num-decimal-places 4</text:p>
      <text:p text:style-name="P10">Relation: <text:s text:c="4"/>FIT</text:p>
      <text:p text:style-name="P10">Instances: <text:s text:c="3"/>188</text:p>
      <text:p text:style-name="P10">Attributes: <text:s text:c="2"/>9</text:p>
      <text:p text:style-name="P10"><text:s text:c="14"/>NUMUORS</text:p>
      <text:p text:style-name="P10"><text:s text:c="14"/>NUMUANDS</text:p>
      <text:p text:style-name="P10"><text:s text:c="14"/>TOTOTORS</text:p>
      <text:p text:style-name="P10"><text:s text:c="14"/>TOTOPANDS</text:p>
      <text:p text:style-name="P10"><text:s text:c="14"/>VG</text:p>
      <text:p text:style-name="P10"><text:s text:c="14"/>NLOGIC</text:p>
      <text:p text:style-name="P10"><text:s text:c="14"/>LOC</text:p>
      <text:p text:style-name="P10"><text:s text:c="14"/>ELOC</text:p>
      <text:p text:style-name="P10"><text:s text:c="14"/>FAULTS</text:p>
      <text:p text:style-name="P10">Test mode: <text:s text:c="3"/>user supplied test set: <text:s/>size unknown (reading incrementally)</text:p>
      <text:p text:style-name="P10"/>
      <text:p text:style-name="P10">=== Classifier model (full training set) ===</text:p>
      <text:p text:style-name="P10"/>
      <text:p text:style-name="P10"/>
      <text:p text:style-name="P10">Linear Regression Model</text:p>
      <text:p text:style-name="P10"><text:soft-page-break/></text:p>
      <text:p text:style-name="P10">FAULTS =</text:p>
      <text:p text:style-name="P10"/>
      <text:p text:style-name="P10"><text:s text:c="5"/>-0.0482 * NUMUORS +</text:p>
      <text:p text:style-name="P10"><text:s text:c="6"/>0.0336 * NUMUANDS +</text:p>
      <text:p text:style-name="P10"><text:s text:c="5"/>-0.0021 * TOTOTORS +</text:p>
      <text:p text:style-name="P10"><text:s text:c="5"/>-0.0337 * VG +</text:p>
      <text:p text:style-name="P10"><text:s text:c="6"/>0.2088 * NLOGIC +</text:p>
      <text:p text:style-name="P10"><text:s text:c="6"/>0.0019 * LOC +</text:p>
      <text:p text:style-name="P10"><text:s text:c="5"/>-0.3255</text:p>
      <text:p text:style-name="P10"/>
      <text:p text:style-name="P10">Time taken to build model: 0.01 seconds</text:p>
      <text:p text:style-name="P10"/>
      <text:p text:style-name="P10">=== Evaluation on test set ===</text:p>
      <text:p text:style-name="P10"/>
      <text:p text:style-name="P10">Time taken to test model on supplied test set: 0 seconds</text:p>
      <text:p text:style-name="P10"/>
      <text:p text:style-name="P10">=== Summary ===</text:p>
      <text:p text:style-name="P10"/>
      <text:p text:style-name="P10">Correlation coefficient <text:s text:c="17"/>0.8314</text:p>
      <text:p text:style-name="P10">Mean absolute error <text:s text:c="21"/>1.8383</text:p>
      <text:p text:style-name="P10">Root mean squared error <text:s text:c="17"/>3.6895</text:p>
      <text:p text:style-name="P10">Relative absolute error <text:s text:c="16"/>58.6625 %</text:p>
      <text:p text:style-name="P10">Root relative squared error <text:s text:c="12"/>62.968 <text:s/>%</text:p>
      <text:p text:style-name="P10">Total Number of Instances <text:s text:c="14"/>94 <text:s text:c="4"/></text:p>
      <text:p text:style-name="P10"/>
      <text:h text:style-name="P87" text:outline-level="2"><text:bookmark-start text:name="__RefHeading___Toc2256_1898295838"/><text:soft-page-break/>TEST Data Linear Regression – M5<text:bookmark-end text:name="__RefHeading___Toc2256_1898295838"/></text:h>
      <text:p text:style-name="P30"/>
      <text:p text:style-name="P10">=== Run information ===</text:p>
      <text:p text:style-name="P10"/>
      <text:p text:style-name="P10">Scheme: <text:s text:c="6"/>weka.classifiers.functions.LinearRegression -S 0 -R 1.0E-8 -num-decimal-places 4</text:p>
      <text:p text:style-name="P10">Relation: <text:s text:c="4"/>FIT</text:p>
      <text:p text:style-name="P10">Instances: <text:s text:c="3"/>188</text:p>
      <text:p text:style-name="P10">Attributes: <text:s text:c="2"/>9</text:p>
      <text:p text:style-name="P10"><text:s text:c="14"/>NUMUORS</text:p>
      <text:p text:style-name="P10"><text:s text:c="14"/>NUMUANDS</text:p>
      <text:p text:style-name="P10"><text:s text:c="14"/>TOTOTORS</text:p>
      <text:p text:style-name="P10"><text:s text:c="14"/>TOTOPANDS</text:p>
      <text:p text:style-name="P10"><text:s text:c="14"/>VG</text:p>
      <text:p text:style-name="P10"><text:s text:c="14"/>NLOGIC</text:p>
      <text:p text:style-name="P10"><text:s text:c="14"/>LOC</text:p>
      <text:p text:style-name="P10"><text:s text:c="14"/>ELOC</text:p>
      <text:p text:style-name="P10"><text:s text:c="14"/>FAULTS</text:p>
      <text:p text:style-name="P10">Test mode: <text:s text:c="3"/>user supplied test set: <text:s/>size unknown (reading incrementally)</text:p>
      <text:p text:style-name="P10"/>
      <text:p text:style-name="P10">=== Classifier model (full training set) ===</text:p>
      <text:p text:style-name="P10"/>
      <text:p text:style-name="P10"/>
      <text:p text:style-name="P10">Linear Regression Model</text:p>
      <text:p text:style-name="P10"/>
      <text:p text:style-name="P10">FAULTS =</text:p>
      <text:p text:style-name="P10"><text:soft-page-break/></text:p>
      <text:p text:style-name="P10"><text:s text:c="5"/>-0.0516 * NUMUORS +</text:p>
      <text:p text:style-name="P10"><text:s text:c="6"/>0.0341 * NUMUANDS +</text:p>
      <text:p text:style-name="P10"><text:s text:c="5"/>-0.0027 * TOTOTORS +</text:p>
      <text:p text:style-name="P10"><text:s text:c="5"/>-0.0372 * VG +</text:p>
      <text:p text:style-name="P10"><text:s text:c="6"/>0.2119 * NLOGIC +</text:p>
      <text:p text:style-name="P10"><text:s text:c="6"/>0.0018 * LOC +</text:p>
      <text:p text:style-name="P10"><text:s text:c="6"/>0.005 <text:s/>* ELOC +</text:p>
      <text:p text:style-name="P10"><text:s text:c="5"/>-0.3091</text:p>
      <text:p text:style-name="P10"/>
      <text:p text:style-name="P10">Time taken to build model: 0 seconds</text:p>
      <text:p text:style-name="P10"/>
      <text:p text:style-name="P10">=== Evaluation on test set ===</text:p>
      <text:p text:style-name="P10"/>
      <text:p text:style-name="P10">Time taken to test model on supplied test set: 0 seconds</text:p>
      <text:p text:style-name="P10"/>
      <text:p text:style-name="P10">=== Summary ===</text:p>
      <text:p text:style-name="P10"/>
      <text:p text:style-name="P10">Correlation coefficient <text:s text:c="17"/>0.829 </text:p>
      <text:p text:style-name="P10">Mean absolute error <text:s text:c="21"/>1.8376</text:p>
      <text:p text:style-name="P10">Root mean squared error <text:s text:c="17"/>3.7324</text:p>
      <text:p text:style-name="P10">Relative absolute error <text:s text:c="16"/>58.6423 %</text:p>
      <text:p text:style-name="P10">Root relative squared error <text:s text:c="12"/>63.7 <text:s text:c="3"/>%</text:p>
      <text:p text:style-name="P10">Total Number of Instances <text:s text:c="14"/>94 <text:s text:c="4"/></text:p>
      <text:p text:style-name="P10"/>
      <text:p text:style-name="P10"/>
      <text:h text:style-name="P88" text:outline-level="2"><text:bookmark-start text:name="__RefHeading___Toc2258_1898295838"/><text:soft-page-break/>TEST Data Linear Regression - None<text:bookmark-end text:name="__RefHeading___Toc2258_1898295838"/></text:h>
      <text:p text:style-name="P10">=== Run information ===</text:p>
      <text:p text:style-name="P10"/>
      <text:p text:style-name="P10">Scheme: <text:s text:c="6"/>weka.classifiers.functions.LinearRegression -S 1 -R 1.0E-8 -num-decimal-places 4</text:p>
      <text:p text:style-name="P10">Relation: <text:s text:c="4"/>FIT</text:p>
      <text:p text:style-name="P10">Instances: <text:s text:c="3"/>188</text:p>
      <text:p text:style-name="P10">Attributes: <text:s text:c="2"/>9</text:p>
      <text:p text:style-name="P10"><text:s text:c="14"/>NUMUORS</text:p>
      <text:p text:style-name="P10"><text:s text:c="14"/>NUMUANDS</text:p>
      <text:p text:style-name="P10"><text:s text:c="14"/>TOTOTORS</text:p>
      <text:p text:style-name="P10"><text:s text:c="14"/>TOTOPANDS</text:p>
      <text:p text:style-name="P10"><text:s text:c="14"/>VG</text:p>
      <text:p text:style-name="P10"><text:s text:c="14"/>NLOGIC</text:p>
      <text:p text:style-name="P10"><text:s text:c="14"/>LOC</text:p>
      <text:p text:style-name="P10"><text:s text:c="14"/>ELOC</text:p>
      <text:p text:style-name="P10"><text:s text:c="14"/>FAULTS</text:p>
      <text:p text:style-name="P10">Test mode: <text:s text:c="3"/>user supplied test set: <text:s/>size unknown (reading incrementally)</text:p>
      <text:p text:style-name="P10"/>
      <text:p text:style-name="P10">=== Classifier model (full training set) ===</text:p>
      <text:p text:style-name="P10"/>
      <text:p text:style-name="P10"/>
      <text:p text:style-name="P10">Linear Regression Model</text:p>
      <text:p text:style-name="P10"/>
      <text:p text:style-name="P10">FAULTS =</text:p>
      <text:p text:style-name="P10"/>
      <text:p text:style-name="P10"><text:soft-page-break/><text:s text:c="5"/>-0.0517 * NUMUORS +</text:p>
      <text:p text:style-name="P10"><text:s text:c="6"/>0.0341 * NUMUANDS +</text:p>
      <text:p text:style-name="P10"><text:s text:c="5"/>-0.0026 * TOTOTORS +</text:p>
      <text:p text:style-name="P10"><text:s text:c="5"/>-0 <text:s text:c="5"/>* TOTOPANDS +</text:p>
      <text:p text:style-name="P10"><text:s text:c="5"/>-0.0372 * VG +</text:p>
      <text:p text:style-name="P10"><text:s text:c="6"/>0.2118 * NLOGIC +</text:p>
      <text:p text:style-name="P10"><text:s text:c="6"/>0.0018 * LOC +</text:p>
      <text:p text:style-name="P10"><text:s text:c="6"/>0.005 <text:s/>* ELOC +</text:p>
      <text:p text:style-name="P10"><text:s text:c="5"/>-0.309 </text:p>
      <text:p text:style-name="P10"/>
      <text:p text:style-name="P10">Time taken to build model: 0.02 seconds</text:p>
      <text:p text:style-name="P10"/>
      <text:p text:style-name="P10">=== Evaluation on test set ===</text:p>
      <text:p text:style-name="P10"/>
      <text:p text:style-name="P10">Time taken to test model on supplied test set: 0.02 seconds</text:p>
      <text:p text:style-name="P10"/>
      <text:p text:style-name="P10">=== Summary ===</text:p>
      <text:p text:style-name="P10"/>
      <text:p text:style-name="P10">Correlation coefficient <text:s text:c="17"/>0.829 </text:p>
      <text:p text:style-name="P10">Mean absolute error <text:s text:c="21"/>1.8377</text:p>
      <text:p text:style-name="P10">Root mean squared error <text:s text:c="17"/>3.7317</text:p>
      <text:p text:style-name="P10">Relative absolute error <text:s text:c="16"/>58.6426 %</text:p>
      <text:p text:style-name="P10">Root relative squared error <text:s text:c="12"/>63.6881 %</text:p>
      <text:p text:style-name="P10">Total Number of Instances <text:s text:c="14"/>94 <text:s text:c="4"/></text:p>
      <text:p text:style-name="P10"/>
      <text:p text:style-name="P10"/>
      <text:h text:style-name="P87" text:outline-level="2"><text:bookmark-start text:name="__RefHeading___Toc2260_1898295838"/><text:soft-page-break/>TEST Data Decision Stump<text:bookmark-end text:name="__RefHeading___Toc2260_1898295838"/></text:h>
      <text:p text:style-name="P10">=== Run information ===</text:p>
      <text:p text:style-name="P10"/>
      <text:p text:style-name="P10">Scheme: <text:s text:c="6"/>weka.classifiers.trees.DecisionStump </text:p>
      <text:p text:style-name="P10">Relation: <text:s text:c="4"/>FIT</text:p>
      <text:p text:style-name="P10">Instances: <text:s text:c="3"/>188</text:p>
      <text:p text:style-name="P10">Attributes: <text:s text:c="2"/>9</text:p>
      <text:p text:style-name="P10"><text:s text:c="14"/>NUMUORS</text:p>
      <text:p text:style-name="P10"><text:s text:c="14"/>NUMUANDS</text:p>
      <text:p text:style-name="P10"><text:s text:c="14"/>TOTOTORS</text:p>
      <text:p text:style-name="P10"><text:s text:c="14"/>TOTOPANDS</text:p>
      <text:p text:style-name="P10"><text:s text:c="14"/>VG</text:p>
      <text:p text:style-name="P10"><text:s text:c="14"/>NLOGIC</text:p>
      <text:p text:style-name="P10"><text:s text:c="14"/>LOC</text:p>
      <text:p text:style-name="P10"><text:s text:c="14"/>ELOC</text:p>
      <text:p text:style-name="P10"><text:s text:c="14"/>FAULTS</text:p>
      <text:p text:style-name="P10">Test mode: <text:s text:c="3"/>user supplied test set: <text:s/>size unknown (reading incrementally)</text:p>
      <text:p text:style-name="P10"/>
      <text:p text:style-name="P10">=== Classifier model (full training set) ===</text:p>
      <text:p text:style-name="P10"/>
      <text:p text:style-name="P10">Decision Stump</text:p>
      <text:p text:style-name="P10"/>
      <text:p text:style-name="P10">Classifications</text:p>
      <text:p text:style-name="P10"/>
      <text:p text:style-name="P10">NLOGIC &lt;= 14.0 : 1.3806818181818181</text:p>
      <text:p text:style-name="P10">NLOGIC &gt; 14.0 : 15.333333333333334</text:p>
      <text:p text:style-name="P10"><text:soft-page-break/>NLOGIC is missing : 2.271276595744681</text:p>
      <text:p text:style-name="P10"/>
      <text:p text:style-name="P10"/>
      <text:p text:style-name="P10">Time taken to build model: 0.01 seconds</text:p>
      <text:p text:style-name="P10"/>
      <text:p text:style-name="P10">=== Evaluation on test set ===</text:p>
      <text:p text:style-name="P10"/>
      <text:p text:style-name="P10">Time taken to test model on supplied test set: 0 seconds</text:p>
      <text:p text:style-name="P10"/>
      <text:p text:style-name="P10">=== Summary ===</text:p>
      <text:p text:style-name="P10"/>
      <text:p text:style-name="P10">Correlation coefficient <text:s text:c="17"/>0.7111</text:p>
      <text:p text:style-name="P10">Mean absolute error <text:s text:c="21"/>2.2952</text:p>
      <text:p text:style-name="P10">Root mean squared error <text:s text:c="17"/>4.1928</text:p>
      <text:p text:style-name="P10">Relative absolute error <text:s text:c="16"/>73.2439 %</text:p>
      <text:p text:style-name="P10">Root relative squared error <text:s text:c="12"/>71.5571 %</text:p>
      <text:p text:style-name="P10">Total Number of Instances <text:s text:c="14"/>94 <text:s text:c="4"/></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Courier 10 Pitch" svg:font-family="'Courier 10 Pitch'" style:font-pitch="fixed"/>
    <style:font-face style:name="Aerial" svg:font-family="Aerial" style:font-pitch="variable"/>
    <style:font-face style:name="Comfortaa" svg:font-family="Comfortaa" style:font-pitch="variable"/>
    <style:font-face style:name="Liberation Serif1" svg:font-family="'Liberation Serif'"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draw:gradient draw:name="Deep_20_Blue" draw:display-name="Deep Blue" draw:style="linear" draw:start-color="#204a87" draw:end-color="#729fcf" draw:start-intensity="100%" draw:end-intensity="100%" draw:angle="15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agraph-properties fo:text-align="center"/>
    </style:style>
    <style:style style:name="MT1" style:family="text">
      <style:text-properties style:font-name="Aerial"/>
    </style:style>
    <style:style style:name="Mgr1" style:family="graphic">
      <style:graphic-properties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701in" fo:page-height="11.6902in" style:num-format="1" style:print-orientation="portrait" fo:margin-top="0.7874in" fo:margin-bottom="0.7925in" fo:margin-left="0.7874in" fo:margin-right="0.7874in" fo:border="none" fo:padding="0in" style:shadow="none" fo:background-color="transparent" style:writing-mode="lr-tb"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ubject>CAP6673 - Data Mining and Machine Learning</text:subject></text:span><text:tab/><text:tab/></text:p>
        <text:p text:style-name="Header"><draw:line text:anchor-type="paragraph" draw:z-index="31" draw:style-name="Mgr1" draw:text-style-name="MP1" svg:x1="0.0299in" svg:y1="0.0866in" svg:x2="6.7071in" svg:y2="0.0866in"><text:p/></draw:line></text:p>
      </style:header>
      <style:header-first>
        <text:p text:style-name="Header"/>
      </style:header-first>
      <style:footer>
        <text:p text:style-name="Footer"><text:tab/><text:tab/><text:page-number text:select-page="current">30</text:page-number></text:p>
      </style:footer>
      <style:footer-first>
        <text:p text:style-name="Footer"/>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1T12:07:39.694023898</meta:creation-date>
    <meta:editing-duration>PT9H43M4S</meta:editing-duration>
    <meta:editing-cycles>13</meta:editing-cycles>
    <meta:generator>LibreOffice/5.2.4.2.0$Linux_X86_64 LibreOffice_project/20m0$Build-2</meta:generator>
    <dc:title>Data Mining and Machine Learning Assignment 1</dc:title>
    <dc:subject>CAP6673 - Data Mining and Machine Learning</dc:subject>
    <dc:date>2017-02-15T09:16:39.676547045</dc:date>
    <meta:document-statistic meta:table-count="5" meta:image-count="0" meta:object-count="0" meta:page-count="31" meta:paragraph-count="689" meta:word-count="2965" meta:character-count="20713" meta:non-whitespace-character-count="15754"/>
  </office:meta>
</office:document-meta>
</file>